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15000">
            <text:p>1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7500">
            <text:p>7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4]/[.A4]" office:value-type="float" office:value="3750">
            <text:p>3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5]/[.A5]" office:value-type="float" office:value="3000">
            <text:p>3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2500">
            <text:p>2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2142.85714285714">
            <text:p>2142,85714285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1875">
            <text:p>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1666.66666666667">
            <text:p>16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1500">
            <text:p>1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1363.63636363636">
            <text:p>136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1250">
            <text:p>1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153.84615384615">
            <text:p>1153,84615384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071.42857142857">
            <text:p>10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000">
            <text:p>1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937.5">
            <text:p>9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882.352941176471">
            <text:p>882,35294117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833.333333333333">
            <text:p>8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789.473684210526">
            <text:p>78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750">
            <text:p>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714.285714285714">
            <text:p>7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681.818181818182">
            <text:p>681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652.173913043478">
            <text:p>652,17391304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625">
            <text:p>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600">
            <text:p>6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576.923076923077">
            <text:p>5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555.555555555556">
            <text:p>5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535.714285714286">
            <text:p>5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517.241379310345">
            <text:p>517,24137931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C30]/[.A30]" office:value-type="float" office:value="500">
            <text:p>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C31]/[.A31]" office:value-type="float" office:value="483.870967741936">
            <text:p>483,87096774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C32]/[.A32]" office:value-type="float" office:value="468.75">
            <text:p>468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C33]/[.A33]" office:value-type="float" office:value="454.545454545455">
            <text:p>4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C34]/[.A34]" office:value-type="float" office:value="441.176470588235">
            <text:p>441,17647058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C35]/[.A35]" office:value-type="float" office:value="428.571428571429">
            <text:p>42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C36]/[.A36]" office:value-type="float" office:value="416.666666666667">
            <text:p>41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C37]/[.A37]" office:value-type="float" office:value="405.405405405405">
            <text:p>405,40540540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C38]/[.A38]" office:value-type="float" office:value="394.736842105263">
            <text:p>394,73684210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C39]/[.A39]" office:value-type="float" office:value="384.615384615385">
            <text:p>384,6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C40]/[.A40]" office:value-type="float" office:value="375">
            <text:p>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C41]/[.A41]" office:value-type="float" office:value="365.853658536585">
            <text:p>365,853658536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C42]/[.A42]" office:value-type="float" office:value="357.142857142857">
            <text:p>35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C43]/[.A43]" office:value-type="float" office:value="348.837209302326">
            <text:p>348,83720930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C44]/[.A44]" office:value-type="float" office:value="340.909090909091">
            <text:p>34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C45]/[.A45]" office:value-type="float" office:value="333.333333333333">
            <text:p>3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C46]/[.A46]" office:value-type="float" office:value="326.086956521739">
            <text:p>326,08695652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C47]/[.A47]" office:value-type="float" office:value="319.148936170213">
            <text:p>319,14893617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C48]/[.A48]" office:value-type="float" office:value="312.5">
            <text:p>31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C49]/[.A49]" office:value-type="float" office:value="306.122448979592">
            <text:p>306,12244897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C50]/[.A50]" office:value-type="float" office:value="300">
            <text:p>3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C51]/[.A51]" office:value-type="float" office:value="294.117647058824">
            <text:p>29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C52]/[.A52]" office:value-type="float" office:value="288.461538461538">
            <text:p>28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C53]/[.A53]" office:value-type="float" office:value="283.018867924528">
            <text:p>283,01886792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C54]/[.A54]" office:value-type="float" office:value="277.777777777778">
            <text:p>277,77777777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C55]/[.A55]" office:value-type="float" office:value="272.727272727273">
            <text:p>272,7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C56]/[.A56]" office:value-type="float" office:value="267.857142857143">
            <text:p>267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C57]/[.A57]" office:value-type="float" office:value="263.157894736842">
            <text:p>263,15789473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C58]/[.A58]" office:value-type="float" office:value="258.620689655172">
            <text:p>258,6206896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C59]/[.A59]" office:value-type="float" office:value="254.237288135593">
            <text:p>254,23728813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C60]/[.A60]" office:value-type="float" office:value="250">
            <text:p>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C61]/[.A61]" office:value-type="float" office:value="245.901639344262">
            <text:p>245,9016393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C62]/[.A62]" office:value-type="float" office:value="241.935483870968">
            <text:p>241,9354838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C63]/[.A63]" office:value-type="float" office:value="238.095238095238">
            <text:p>238,09523809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C64]/[.A64]" office:value-type="float" office:value="234.375">
            <text:p>234,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C65]/[.A65]" office:value-type="float" office:value="230.769230769231">
            <text:p>230,769230769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C66]/[.A66]" office:value-type="float" office:value="227.272727272727">
            <text:p>227,27272727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C67]/[.A67]" office:value-type="float" office:value="223.880597014925">
            <text:p>223,8805970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C68]/[.A68]" office:value-type="float" office:value="220.588235294118">
            <text:p>220,58823529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C69]/[.A69]" office:value-type="float" office:value="217.391304347826">
            <text:p>217,39130434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C70]/[.A70]" office:value-type="float" office:value="214.285714285714">
            <text:p>2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C71]/[.A71]" office:value-type="float" office:value="211.267605633803">
            <text:p>211,26760563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C72]/[.A72]" office:value-type="float" office:value="208.333333333333">
            <text:p>208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C73]/[.A73]" office:value-type="float" office:value="205.479452054794">
            <text:p>205,47945205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C74]/[.A74]" office:value-type="float" office:value="202.702702702703">
            <text:p>202,70270270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C75]/[.A75]" office:value-type="float" office:value="200">
            <text:p>2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C76]/[.A76]" office:value-type="float" office:value="197.368421052632">
            <text:p>197,3684210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C77]/[.A77]" office:value-type="float" office:value="194.805194805195">
            <text:p>194,80519480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C78]/[.A78]" office:value-type="float" office:value="192.307692307692">
            <text:p>192,30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C79]/[.A79]" office:value-type="float" office:value="189.873417721519">
            <text:p>189,87341772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C80]/[.A80]" office:value-type="float" office:value="187.5">
            <text:p>18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C81]/[.A81]" office:value-type="float" office:value="185.185185185185">
            <text:p>185,18518518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C82]/[.A82]" office:value-type="float" office:value="182.926829268293">
            <text:p>182,92682926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C83]/[.A83]" office:value-type="float" office:value="180.722891566265">
            <text:p>180,72289156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C84]/[.A84]" office:value-type="float" office:value="178.571428571429">
            <text:p>17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C85]/[.A85]" office:value-type="float" office:value="176.470588235294">
            <text:p>176,47058823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C86]/[.A86]" office:value-type="float" office:value="174.418604651163">
            <text:p>174,41860465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C87]/[.A87]" office:value-type="float" office:value="172.413793103448">
            <text:p>172,4137931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C88]/[.A88]" office:value-type="float" office:value="170.454545454545">
            <text:p>170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C89]/[.A89]" office:value-type="float" office:value="168.539325842697">
            <text:p>168,53932584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C90]/[.A90]" office:value-type="float" office:value="166.666666666667">
            <text:p>1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C91]/[.A91]" office:value-type="float" office:value="164.835164835165">
            <text:p>164,83516483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C92]/[.A92]" office:value-type="float" office:value="163.04347826087">
            <text:p>163,04347826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C93]/[.A93]" office:value-type="float" office:value="161.290322580645">
            <text:p>161,2903225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C94]/[.A94]" office:value-type="float" office:value="159.574468085106">
            <text:p>159,5744680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C95]/[.A95]" office:value-type="float" office:value="157.894736842105">
            <text:p>157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C96]/[.A96]" office:value-type="float" office:value="156.25">
            <text:p>156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C97]/[.A97]" office:value-type="float" office:value="154.639175257732">
            <text:p>154,63917525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C98]/[.A98]" office:value-type="float" office:value="153.061224489796">
            <text:p>153,0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C99]/[.A99]" office:value-type="float" office:value="151.515151515152">
            <text:p>151,51515151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C100]/[.A100]" office:value-type="float" office:value="150">
            <text:p>1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C101]/[.A101]" office:value-type="float" office:value="148.514851485149">
            <text:p>148,5148514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C102]/[.A102]" office:value-type="float" office:value="147.058823529412">
            <text:p>147,05882352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C103]/[.A103]" office:value-type="float" office:value="145.631067961165">
            <text:p>145,63106796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C104]/[.A104]" office:value-type="float" office:value="144.230769230769">
            <text:p>144,23076923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C105]/[.A105]" office:value-type="float" office:value="142.857142857143">
            <text:p>1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C106]/[.A106]" office:value-type="float" office:value="141.509433962264">
            <text:p>141,50943396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C107]/[.A107]" office:value-type="float" office:value="140.18691588785">
            <text:p>140,18691588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C108]/[.A108]" office:value-type="float" office:value="138.888888888889">
            <text:p>138,88888888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C109]/[.A109]" office:value-type="float" office:value="137.614678899083">
            <text:p>137,6146788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C110]/[.A110]" office:value-type="float" office:value="136.363636363636">
            <text:p>136,36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C111]/[.A111]" office:value-type="float" office:value="135.135135135135">
            <text:p>135,1351351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C112]/[.A112]" office:value-type="float" office:value="133.928571428571">
            <text:p>133,9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C113]/[.A113]" office:value-type="float" office:value="132.743362831858">
            <text:p>132,74336283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C114]/[.A114]" office:value-type="float" office:value="131.578947368421">
            <text:p>1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C115]/[.A115]" office:value-type="float" office:value="130.434782608696">
            <text:p>130,4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C116]/[.A116]" office:value-type="float" office:value="129.310344827586">
            <text:p>129,31034482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C117]/[.A117]" office:value-type="float" office:value="128.205128205128">
            <text:p>128,2051282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C118]/[.A118]" office:value-type="float" office:value="127.118644067797">
            <text:p>127,1186440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C119]/[.A119]" office:value-type="float" office:value="126.050420168067">
            <text:p>126,05042016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C120]/[.A120]" office:value-type="float" office:value="125">
            <text:p>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C121]/[.A121]" office:value-type="float" office:value="123.96694214876">
            <text:p>123,96694214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C122]/[.A122]" office:value-type="float" office:value="122.950819672131">
            <text:p>122,95081967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C123]/[.A123]" office:value-type="float" office:value="121.951219512195">
            <text:p>121,95121951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C124]/[.A124]" office:value-type="float" office:value="120.967741935484">
            <text:p>120,96774193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C125]/[.A125]" office:value-type="float" office:value="120">
            <text:p>12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C126]/[.A126]" office:value-type="float" office:value="119.047619047619">
            <text:p>119,0476190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C127]/[.A127]" office:value-type="float" office:value="118.110236220472">
            <text:p>118,11023622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C128]/[.A128]" office:value-type="float" office:value="117.1875">
            <text:p>117,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C129]/[.A129]" office:value-type="float" office:value="116.279069767442">
            <text:p>116,2790697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C130]/[.A130]" office:value-type="float" office:value="115.384615384615">
            <text:p>115,384615384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C131]/[.A131]" office:value-type="float" office:value="114.503816793893">
            <text:p>114,50381679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C132]/[.A132]" office:value-type="float" office:value="113.636363636364">
            <text:p>11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C133]/[.A133]" office:value-type="float" office:value="112.781954887218">
            <text:p>112,78195488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C134]/[.A134]" office:value-type="float" office:value="111.940298507463">
            <text:p>111,94029850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C135]/[.A135]" office:value-type="float" office:value="111.111111111111">
            <text:p>111,1111111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C136]/[.A136]" office:value-type="float" office:value="110.294117647059">
            <text:p>110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C137]/[.A137]" office:value-type="float" office:value="109.489051094891">
            <text:p>109,48905109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C138]/[.A138]" office:value-type="float" office:value="108.695652173913">
            <text:p>108,6956521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C139]/[.A139]" office:value-type="float" office:value="107.913669064748">
            <text:p>107,9136690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C140]/[.A140]" office:value-type="float" office:value="107.142857142857">
            <text:p>10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C141]/[.A141]" office:value-type="float" office:value="106.382978723404">
            <text:p>106,3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C142]/[.A142]" office:value-type="float" office:value="105.633802816901">
            <text:p>105,6338028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C143]/[.A143]" office:value-type="float" office:value="104.895104895105">
            <text:p>104,89510489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C144]/[.A144]" office:value-type="float" office:value="104.166666666667">
            <text:p>104,1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C145]/[.A145]" office:value-type="float" office:value="103.448275862069">
            <text:p>103,4482758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C146]/[.A146]" office:value-type="float" office:value="102.739726027397">
            <text:p>102,73972602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C147]/[.A147]" office:value-type="float" office:value="102.040816326531">
            <text:p>102,04081632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C148]/[.A148]" office:value-type="float" office:value="101.351351351351">
            <text:p>101,35135135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C149]/[.A149]" office:value-type="float" office:value="100.671140939597">
            <text:p>100,67114093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C150]/[.A150]" office:value-type="float" office:value="100">
            <text:p>1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C151]/[.A151]" office:value-type="float" office:value="99.3377483443709">
            <text:p>99,3377483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C152]/[.A152]" office:value-type="float" office:value="98.6842105263158">
            <text:p>98,68421052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C153]/[.A153]" office:value-type="float" office:value="98.0392156862745">
            <text:p>98,03921568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C154]/[.A154]" office:value-type="float" office:value="97.4025974025974">
            <text:p>97,4025974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C155]/[.A155]" office:value-type="float" office:value="96.7741935483871">
            <text:p>96,77419354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C156]/[.A156]" office:value-type="float" office:value="96.1538461538462">
            <text:p>9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C157]/[.A157]" office:value-type="float" office:value="95.5414012738854">
            <text:p>95,5414012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C158]/[.A158]" office:value-type="float" office:value="94.9367088607595">
            <text:p>94,93670886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C159]/[.A159]" office:value-type="float" office:value="94.3396226415094">
            <text:p>94,33962264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C160]/[.A160]" office:value-type="float" office:value="93.75">
            <text:p>93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C161]/[.A161]" office:value-type="float" office:value="93.167701863354">
            <text:p>93,16770186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C162]/[.A162]" office:value-type="float" office:value="92.5925925925926">
            <text:p>92,59259259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C163]/[.A163]" office:value-type="float" office:value="92.0245398773006">
            <text:p>92,02453987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C164]/[.A164]" office:value-type="float" office:value="91.4634146341463">
            <text:p>91,46341463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C165]/[.A165]" office:value-type="float" office:value="90.9090909090909">
            <text:p>9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C166]/[.A166]" office:value-type="float" office:value="90.3614457831325">
            <text:p>90,3614457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C167]/[.A167]" office:value-type="float" office:value="89.8203592814371">
            <text:p>89,82035928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C168]/[.A168]" office:value-type="float" office:value="89.2857142857143">
            <text:p>89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C169]/[.A169]" office:value-type="float" office:value="88.7573964497041">
            <text:p>88,75739644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C170]/[.A170]" office:value-type="float" office:value="88.2352941176471">
            <text:p>88,2352941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C171]/[.A171]" office:value-type="float" office:value="87.719298245614">
            <text:p>87,71929824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C172]/[.A172]" office:value-type="float" office:value="87.2093023255814">
            <text:p>87,20930232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C173]/[.A173]" office:value-type="float" office:value="86.7052023121387">
            <text:p>86,70520231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C174]/[.A174]" office:value-type="float" office:value="86.2068965517241">
            <text:p>86,20689655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C175]/[.A175]" office:value-type="float" office:value="85.7142857142857">
            <text:p>8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C176]/[.A176]" office:value-type="float" office:value="85.2272727272727">
            <text:p>85,2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C177]/[.A177]" office:value-type="float" office:value="84.7457627118644">
            <text:p>84,74576271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C178]/[.A178]" office:value-type="float" office:value="84.2696629213483">
            <text:p>84,2696629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C179]/[.A179]" office:value-type="float" office:value="83.7988826815642">
            <text:p>83,7988826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C180]/[.A180]" office:value-type="float" office:value="83.3333333333333">
            <text:p>8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C181]/[.A181]" office:value-type="float" office:value="82.8729281767956">
            <text:p>82,87292817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C182]/[.A182]" office:value-type="float" office:value="82.4175824175824">
            <text:p>82,4175824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C183]/[.A183]" office:value-type="float" office:value="81.9672131147541">
            <text:p>81,96721311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C184]/[.A184]" office:value-type="float" office:value="81.5217391304348">
            <text:p>81,5217391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C185]/[.A185]" office:value-type="float" office:value="81.0810810810811">
            <text:p>81,0810810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C186]/[.A186]" office:value-type="float" office:value="80.6451612903226">
            <text:p>80,6451612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C187]/[.A187]" office:value-type="float" office:value="80.2139037433155">
            <text:p>80,21390374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C188]/[.A188]" office:value-type="float" office:value="79.7872340425532">
            <text:p>79,7872340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C189]/[.A189]" office:value-type="float" office:value="79.3650793650794">
            <text:p>79,36507936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C190]/[.A190]" office:value-type="float" office:value="78.9473684210526">
            <text:p>78,9473684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C191]/[.A191]" office:value-type="float" office:value="78.5340314136126">
            <text:p>78,53403141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C192]/[.A192]" office:value-type="float" office:value="78.125">
            <text:p>78,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C193]/[.A193]" office:value-type="float" office:value="77.720207253886">
            <text:p>77,72020725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C194]/[.A194]" office:value-type="float" office:value="77.319587628866">
            <text:p>77,31958762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C195]/[.A195]" office:value-type="float" office:value="76.9230769230769">
            <text:p>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C196]/[.A196]" office:value-type="float" office:value="76.530612244898">
            <text:p>76,53061224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C197]/[.A197]" office:value-type="float" office:value="76.1421319796954">
            <text:p>76,14213197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C198]/[.A198]" office:value-type="float" office:value="75.7575757575758">
            <text:p>75,75757575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C199]/[.A199]" office:value-type="float" office:value="75.3768844221105">
            <text:p>75,37688442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C200]/[.A200]" office:value-type="float" office:value="75">
            <text:p>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C201]/[.A201]" office:value-type="float" office:value="74.6268656716418">
            <text:p>74,62686567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C202]/[.A202]" office:value-type="float" office:value="74.2574257425743">
            <text:p>74,2574257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C203]/[.A203]" office:value-type="float" office:value="73.8916256157635">
            <text:p>73,89162561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C204]/[.A204]" office:value-type="float" office:value="73.5294117647059">
            <text:p>73,5294117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C205]/[.A205]" office:value-type="float" office:value="73.1707317073171">
            <text:p>73,1707317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C206]/[.A206]" office:value-type="float" office:value="72.8155339805825">
            <text:p>72,8155339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C207]/[.A207]" office:value-type="float" office:value="72.463768115942">
            <text:p>72,4637681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C208]/[.A208]" office:value-type="float" office:value="72.1153846153846">
            <text:p>72,1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C209]/[.A209]" office:value-type="float" office:value="71.7703349282297">
            <text:p>71,77033492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C210]/[.A210]" office:value-type="float" office:value="71.4285714285714">
            <text:p>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C211]/[.A211]" office:value-type="float" office:value="71.0900473933649">
            <text:p>71,0900473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C212]/[.A212]" office:value-type="float" office:value="70.7547169811321">
            <text:p>70,7547169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C213]/[.A213]" office:value-type="float" office:value="70.4225352112676">
            <text:p>70,42253521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C214]/[.A214]" office:value-type="float" office:value="70.0934579439252">
            <text:p>70,09345794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C215]/[.A215]" office:value-type="float" office:value="69.7674418604651">
            <text:p>69,76744186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C216]/[.A216]" office:value-type="float" office:value="69.4444444444444">
            <text:p>69,4444444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C217]/[.A217]" office:value-type="float" office:value="69.1244239631336">
            <text:p>69,12442396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C218]/[.A218]" office:value-type="float" office:value="68.8073394495413">
            <text:p>68,8073394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C219]/[.A219]" office:value-type="float" office:value="68.4931506849315">
            <text:p>68,4931506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C220]/[.A220]" office:value-type="float" office:value="68.1818181818182">
            <text:p>68,18181818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C221]/[.A221]" office:value-type="float" office:value="67.8733031674208">
            <text:p>67,8733031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C222]/[.A222]" office:value-type="float" office:value="67.5675675675676">
            <text:p>67,56756756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C223]/[.A223]" office:value-type="float" office:value="67.2645739910314">
            <text:p>67,264573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C224]/[.A224]" office:value-type="float" office:value="66.9642857142857">
            <text:p>66,96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C225]/[.A225]" office:value-type="float" office:value="66.6666666666667">
            <text:p>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C226]/[.A226]" office:value-type="float" office:value="66.3716814159292">
            <text:p>66,3716814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C227]/[.A227]" office:value-type="float" office:value="66.079295154185">
            <text:p>66,07929515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C228]/[.A228]" office:value-type="float" office:value="65.7894736842105">
            <text:p>65,78947368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C229]/[.A229]" office:value-type="float" office:value="65.5021834061135">
            <text:p>65,5021834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C230]/[.A230]" office:value-type="float" office:value="65.2173913043478">
            <text:p>65,21739130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C231]/[.A231]" office:value-type="float" office:value="64.9350649350649">
            <text:p>64,9350649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C232]/[.A232]" office:value-type="float" office:value="64.6551724137931">
            <text:p>64,65517241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C233]/[.A233]" office:value-type="float" office:value="64.3776824034335">
            <text:p>64,3776824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C234]/[.A234]" office:value-type="float" office:value="64.1025641025641">
            <text:p>64,1025641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C235]/[.A235]" office:value-type="float" office:value="63.8297872340426">
            <text:p>63,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C236]/[.A236]" office:value-type="float" office:value="63.5593220338983">
            <text:p>63,55932203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C237]/[.A237]" office:value-type="float" office:value="63.2911392405063">
            <text:p>63,291139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C238]/[.A238]" office:value-type="float" office:value="63.0252100840336">
            <text:p>63,0252100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C239]/[.A239]" office:value-type="float" office:value="62.7615062761506">
            <text:p>62,76150627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C240]/[.A240]" office:value-type="float" office:value="62.5">
            <text:p>6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C241]/[.A241]" office:value-type="float" office:value="62.2406639004149">
            <text:p>62,24066390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C242]/[.A242]" office:value-type="float" office:value="61.9834710743802">
            <text:p>61,98347107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C243]/[.A243]" office:value-type="float" office:value="61.7283950617284">
            <text:p>61,7283950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C244]/[.A244]" office:value-type="float" office:value="61.4754098360656">
            <text:p>61,47540983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C245]/[.A245]" office:value-type="float" office:value="61.2244897959184">
            <text:p>61,22448979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C246]/[.A246]" office:value-type="float" office:value="60.9756097560976">
            <text:p>60,9756097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C247]/[.A247]" office:value-type="float" office:value="60.7287449392713">
            <text:p>60,728744939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C248]/[.A248]" office:value-type="float" office:value="60.4838709677419">
            <text:p>60,48387096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C249]/[.A249]" office:value-type="float" office:value="60.2409638554217">
            <text:p>60,24096385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C250]/[.A250]" office:value-type="float" office:value="60">
            <text:p>6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C251]/[.A251]" office:value-type="float" office:value="59.7609561752988">
            <text:p>59,76095617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C252]/[.A252]" office:value-type="float" office:value="59.5238095238095">
            <text:p>59,52380952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C253]/[.A253]" office:value-type="float" office:value="59.2885375494071">
            <text:p>59,28853754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C254]/[.A254]" office:value-type="float" office:value="59.0551181102362">
            <text:p>59,05511811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C255]/[.A255]" office:value-type="float" office:value="58.8235294117647">
            <text:p>58,8235294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C256]/[.A256]" office:value-type="float" office:value="58.59375">
            <text:p>58,59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[.C257]/[.A257]" office:value-type="float" office:value="58.3657587548638">
            <text:p>58,36575875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[.C258]/[.A258]" office:value-type="float" office:value="58.1395348837209">
            <text:p>58,1395348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C259]/[.A259]" office:value-type="float" office:value="57.9150579150579">
            <text:p>57,91505791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C260]/[.A260]" office:value-type="float" office:value="57.6923076923077">
            <text:p>57,69230769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[.C261]/[.A261]" office:value-type="float" office:value="57.4712643678161">
            <text:p>57,4712643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[.C262]/[.A262]" office:value-type="float" office:value="57.2519083969466">
            <text:p>57,25190839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[.C263]/[.A263]" office:value-type="float" office:value="57.0342205323194">
            <text:p>57,03422053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[.C264]/[.A264]" office:value-type="float" office:value="56.8181818181818">
            <text:p>56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[.C265]/[.A265]" office:value-type="float" office:value="56.6037735849057">
            <text:p>56,6037735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[.C266]/[.A266]" office:value-type="float" office:value="56.390977443609">
            <text:p>56,39097744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[.C267]/[.A267]" office:value-type="float" office:value="56.1797752808989">
            <text:p>56,17977528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[.C268]/[.A268]" office:value-type="float" office:value="55.9701492537313">
            <text:p>55,9701492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[.C269]/[.A269]" office:value-type="float" office:value="55.7620817843866">
            <text:p>55,76208178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C270]/[.A270]" office:value-type="float" office:value="55.5555555555556">
            <text:p>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[.C271]/[.A271]" office:value-type="float" office:value="55.3505535055351">
            <text:p>55,35055350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[.C272]/[.A272]" office:value-type="float" office:value="55.1470588235294">
            <text:p>55,14705882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[.C273]/[.A273]" office:value-type="float" office:value="54.9450549450549">
            <text:p>54,94505494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[.C274]/[.A274]" office:value-type="float" office:value="54.7445255474453">
            <text:p>54,7445255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[.C275]/[.A275]" office:value-type="float" office:value="54.5454545454546">
            <text:p>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[.C276]/[.A276]" office:value-type="float" office:value="54.3478260869565">
            <text:p>54,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C277]/[.A277]" office:value-type="float" office:value="54.1516245487365">
            <text:p>54,15162454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C278]/[.A278]" office:value-type="float" office:value="53.9568345323741">
            <text:p>53,95683453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C279]/[.A279]" office:value-type="float" office:value="53.7634408602151">
            <text:p>53,76344086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C280]/[.A280]" office:value-type="float" office:value="53.5714285714286">
            <text:p>53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C281]/[.A281]" office:value-type="float" office:value="53.3807829181495">
            <text:p>53,38078291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C282]/[.A282]" office:value-type="float" office:value="53.1914893617021">
            <text:p>53,1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[.C283]/[.A283]" office:value-type="float" office:value="53.0035335689046">
            <text:p>53,0035335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[.C284]/[.A284]" office:value-type="float" office:value="52.8169014084507">
            <text:p>52,816901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[.C285]/[.A285]" office:value-type="float" office:value="52.6315789473684">
            <text:p>52,6315789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[.C286]/[.A286]" office:value-type="float" office:value="52.4475524475525">
            <text:p>52,4475524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[.C287]/[.A287]" office:value-type="float" office:value="52.2648083623693">
            <text:p>52,2648083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C288]/[.A288]" office:value-type="float" office:value="52.0833333333333">
            <text:p>52,08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[.C289]/[.A289]" office:value-type="float" office:value="51.9031141868512">
            <text:p>51,90311418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C290]/[.A290]" office:value-type="float" office:value="51.7241379310345">
            <text:p>51,7241379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[.C291]/[.A291]" office:value-type="float" office:value="51.5463917525773">
            <text:p>51,5463917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C292]/[.A292]" office:value-type="float" office:value="51.3698630136986">
            <text:p>51,36986301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[.C293]/[.A293]" office:value-type="float" office:value="51.1945392491468">
            <text:p>51,19453924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[.C294]/[.A294]" office:value-type="float" office:value="51.0204081632653">
            <text:p>51,0204081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[.C295]/[.A295]" office:value-type="float" office:value="50.8474576271186">
            <text:p>50,84745762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[.C296]/[.A296]" office:value-type="float" office:value="50.6756756756757">
            <text:p>50,67567567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[.C297]/[.A297]" office:value-type="float" office:value="50.5050505050505">
            <text:p>50,5050505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[.C298]/[.A298]" office:value-type="float" office:value="50.3355704697987">
            <text:p>50,33557046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[.C299]/[.A299]" office:value-type="float" office:value="50.1672240802676">
            <text:p>50,16722408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C300]/[.A300]" office:value-type="float" office:value="50">
            <text:p>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[.C301]/[.A301]" office:value-type="float" office:value="49.8338870431894">
            <text:p>49,83388704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[.C302]/[.A302]" office:value-type="float" office:value="49.6688741721854">
            <text:p>49,66887417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[.C303]/[.A303]" office:value-type="float" office:value="49.5049504950495">
            <text:p>49,504950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[.C304]/[.A304]" office:value-type="float" office:value="49.3421052631579">
            <text:p>49,34210526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[.C305]/[.A305]" office:value-type="float" office:value="49.1803278688525">
            <text:p>49,1803278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[.C306]/[.A306]" office:value-type="float" office:value="49.0196078431373">
            <text:p>49,01960784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[.C307]/[.A307]" office:value-type="float" office:value="48.8599348534202">
            <text:p>48,85993485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[.C308]/[.A308]" office:value-type="float" office:value="48.7012987012987">
            <text:p>48,70129870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[.C309]/[.A309]" office:value-type="float" office:value="48.5436893203884">
            <text:p>48,54368932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C310]/[.A310]" office:value-type="float" office:value="48.3870967741936">
            <text:p>48,38709677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[.C311]/[.A311]" office:value-type="float" office:value="48.2315112540193">
            <text:p>48,2315112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[.C312]/[.A312]" office:value-type="float" office:value="48.0769230769231">
            <text:p>48,07692307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[.C313]/[.A313]" office:value-type="float" office:value="47.9233226837061">
            <text:p>47,9233226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[.C314]/[.A314]" office:value-type="float" office:value="47.7707006369427">
            <text:p>47,77070063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[.C315]/[.A315]" office:value-type="float" office:value="47.6190476190476">
            <text:p>47,6190476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[.C316]/[.A316]" office:value-type="float" office:value="47.4683544303798">
            <text:p>47,4683544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[.C317]/[.A317]" office:value-type="float" office:value="47.3186119873817">
            <text:p>47,31861198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C318]/[.A318]" office:value-type="float" office:value="47.1698113207547">
            <text:p>47,16981132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C319]/[.A319]" office:value-type="float" office:value="47.0219435736677">
            <text:p>47,02194357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C320]/[.A320]" office:value-type="float" office:value="46.875">
            <text:p>46,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C321]/[.A321]" office:value-type="float" office:value="46.7289719626168">
            <text:p>46,72897196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C322]/[.A322]" office:value-type="float" office:value="46.583850931677">
            <text:p>46,58385093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C323]/[.A323]" office:value-type="float" office:value="46.4396284829721">
            <text:p>46,4396284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C324]/[.A324]" office:value-type="float" office:value="46.2962962962963">
            <text:p>46,29629629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C325]/[.A325]" office:value-type="float" office:value="46.1538461538462">
            <text:p>4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C326]/[.A326]" office:value-type="float" office:value="46.0122699386503">
            <text:p>46,01226993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C327]/[.A327]" office:value-type="float" office:value="45.8715596330275">
            <text:p>45,871559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C328]/[.A328]" office:value-type="float" office:value="45.7317073170732">
            <text:p>45,73170731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C329]/[.A329]" office:value-type="float" office:value="45.5927051671732">
            <text:p>45,59270516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C330]/[.A330]" office:value-type="float" office:value="45.4545454545455">
            <text:p>45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C331]/[.A331]" office:value-type="float" office:value="45.3172205438066">
            <text:p>45,31722054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C332]/[.A332]" office:value-type="float" office:value="45.1807228915663">
            <text:p>45,18072289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C333]/[.A333]" office:value-type="float" office:value="45.0450450450451">
            <text:p>45,0450450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C334]/[.A334]" office:value-type="float" office:value="44.9101796407186">
            <text:p>44,91017964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C335]/[.A335]" office:value-type="float" office:value="44.7761194029851">
            <text:p>44,7761194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C336]/[.A336]" office:value-type="float" office:value="44.6428571428571">
            <text:p>44,6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C337]/[.A337]" office:value-type="float" office:value="44.5103857566766">
            <text:p>44,51038575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C338]/[.A338]" office:value-type="float" office:value="44.3786982248521">
            <text:p>44,37869822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C339]/[.A339]" office:value-type="float" office:value="44.2477876106195">
            <text:p>44,24778761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C340]/[.A340]" office:value-type="float" office:value="44.1176470588235">
            <text:p>4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C341]/[.A341]" office:value-type="float" office:value="43.9882697947214">
            <text:p>43,98826979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C342]/[.A342]" office:value-type="float" office:value="43.859649122807">
            <text:p>43,85964912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C343]/[.A343]" office:value-type="float" office:value="43.731778425656">
            <text:p>43,73177842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C344]/[.A344]" office:value-type="float" office:value="43.6046511627907">
            <text:p>43,60465116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C345]/[.A345]" office:value-type="float" office:value="43.4782608695652">
            <text:p>43,4782608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C346]/[.A346]" office:value-type="float" office:value="43.3526011560694">
            <text:p>43,3526011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C347]/[.A347]" office:value-type="float" office:value="43.2276657060519">
            <text:p>43,2276657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C348]/[.A348]" office:value-type="float" office:value="43.1034482758621">
            <text:p>43,10344827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C349]/[.A349]" office:value-type="float" office:value="42.9799426934097">
            <text:p>42,9799426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C350]/[.A350]" office:value-type="float" office:value="42.8571428571429">
            <text:p>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C351]/[.A351]" office:value-type="float" office:value="42.7350427350427">
            <text:p>42,7350427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C352]/[.A352]" office:value-type="float" office:value="42.6136363636364">
            <text:p>42,61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C353]/[.A353]" office:value-type="float" office:value="42.4929178470255">
            <text:p>42,4929178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C354]/[.A354]" office:value-type="float" office:value="42.3728813559322">
            <text:p>42,37288135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C355]/[.A355]" office:value-type="float" office:value="42.2535211267606">
            <text:p>42,25352112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C356]/[.A356]" office:value-type="float" office:value="42.1348314606742">
            <text:p>42,13483146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C357]/[.A357]" office:value-type="float" office:value="42.0168067226891">
            <text:p>42,0168067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C358]/[.A358]" office:value-type="float" office:value="41.8994413407821">
            <text:p>41,89944134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C359]/[.A359]" office:value-type="float" office:value="41.7827298050139">
            <text:p>41,782729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C360]/[.A360]" office:value-type="float" office:value="41.6666666666667">
            <text:p>41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C361]/[.A361]" office:value-type="float" office:value="41.5512465373961">
            <text:p>41,55124653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C362]/[.A362]" office:value-type="float" office:value="41.4364640883978">
            <text:p>41,43646408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C363]/[.A363]" office:value-type="float" office:value="41.3223140495868">
            <text:p>41,32231404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C364]/[.A364]" office:value-type="float" office:value="41.2087912087912">
            <text:p>41,20879120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C365]/[.A365]" office:value-type="float" office:value="41.0958904109589">
            <text:p>41,0958904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C366]/[.A366]" office:value-type="float" office:value="40.9836065573771">
            <text:p>40,98360655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C367]/[.A367]" office:value-type="float" office:value="40.8719346049046">
            <text:p>40,87193460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C368]/[.A368]" office:value-type="float" office:value="40.7608695652174">
            <text:p>40,76086956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C369]/[.A369]" office:value-type="float" office:value="40.650406504065">
            <text:p>40,65040650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C370]/[.A370]" office:value-type="float" office:value="40.5405405405405">
            <text:p>40,5405405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C371]/[.A371]" office:value-type="float" office:value="40.4312668463612">
            <text:p>40,43126684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C372]/[.A372]" office:value-type="float" office:value="40.3225806451613">
            <text:p>40,32258064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C373]/[.A373]" office:value-type="float" office:value="40.2144772117963">
            <text:p>40,2144772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C374]/[.A374]" office:value-type="float" office:value="40.1069518716578">
            <text:p>40,10695187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C375]/[.A375]" office:value-type="float" office:value="40">
            <text:p>4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C376]/[.A376]" office:value-type="float" office:value="39.8936170212766">
            <text:p>39,8936170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C377]/[.A377]" office:value-type="float" office:value="39.7877984084881">
            <text:p>39,787798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C378]/[.A378]" office:value-type="float" office:value="39.6825396825397">
            <text:p>39,68253968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C379]/[.A379]" office:value-type="float" office:value="39.5778364116095">
            <text:p>39,5778364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C380]/[.A380]" office:value-type="float" office:value="39.4736842105263">
            <text:p>3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C381]/[.A381]" office:value-type="float" office:value="39.3700787401575">
            <text:p>39,37007874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C382]/[.A382]" office:value-type="float" office:value="39.2670157068063">
            <text:p>39,26701570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C383]/[.A383]" office:value-type="float" office:value="39.1644908616188">
            <text:p>39,16449086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C384]/[.A384]" office:value-type="float" office:value="39.0625">
            <text:p>39,0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C385]/[.A385]" office:value-type="float" office:value="38.961038961039">
            <text:p>38,9610389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C386]/[.A386]" office:value-type="float" office:value="38.860103626943">
            <text:p>38,86010362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C387]/[.A387]" office:value-type="float" office:value="38.7596899224806">
            <text:p>38,75968992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C388]/[.A388]" office:value-type="float" office:value="38.659793814433">
            <text:p>38,65979381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C389]/[.A389]" office:value-type="float" office:value="38.560411311054">
            <text:p>38,5604113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C390]/[.A390]" office:value-type="float" office:value="38.4615384615385">
            <text:p>3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C391]/[.A391]" office:value-type="float" office:value="38.3631713554987">
            <text:p>38,36317135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C392]/[.A392]" office:value-type="float" office:value="38.265306122449">
            <text:p>38,26530612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C393]/[.A393]" office:value-type="float" office:value="38.1679389312977">
            <text:p>38,16793893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C394]/[.A394]" office:value-type="float" office:value="38.0710659898477">
            <text:p>38,0710659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C395]/[.A395]" office:value-type="float" office:value="37.9746835443038">
            <text:p>37,9746835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C396]/[.A396]" office:value-type="float" office:value="37.8787878787879">
            <text:p>37,87878787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C397]/[.A397]" office:value-type="float" office:value="37.7833753148615">
            <text:p>37,7833753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[.C398]/[.A398]" office:value-type="float" office:value="37.6884422110553">
            <text:p>37,6884422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[.C399]/[.A399]" office:value-type="float" office:value="37.593984962406">
            <text:p>37,5939849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C400]/[.A400]" office:value-type="float" office:value="37.5">
            <text:p>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[.C401]/[.A401]" office:value-type="float" office:value="37.4064837905237">
            <text:p>37,40648379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[.C402]/[.A402]" office:value-type="float" office:value="37.3134328358209">
            <text:p>37,31343283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[.C403]/[.A403]" office:value-type="float" office:value="37.2208436724566">
            <text:p>37,22084367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[.C404]/[.A404]" office:value-type="float" office:value="37.1287128712871">
            <text:p>37,12871287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[.C405]/[.A405]" office:value-type="float" office:value="37.037037037037">
            <text:p>37,0370370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[.C406]/[.A406]" office:value-type="float" office:value="36.9458128078818">
            <text:p>36,94581280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[.C407]/[.A407]" office:value-type="float" office:value="36.8550368550369">
            <text:p>36,8550368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[.C408]/[.A408]" office:value-type="float" office:value="36.7647058823529">
            <text:p>36,76470588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[.C409]/[.A409]" office:value-type="float" office:value="36.6748166259169">
            <text:p>36,67481662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[.C410]/[.A410]" office:value-type="float" office:value="36.5853658536585">
            <text:p>36,5853658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[.C411]/[.A411]" office:value-type="float" office:value="36.4963503649635">
            <text:p>36,4963503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[.C412]/[.A412]" office:value-type="float" office:value="36.4077669902913">
            <text:p>36,4077669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[.C413]/[.A413]" office:value-type="float" office:value="36.319612590799">
            <text:p>36,31961259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[.C414]/[.A414]" office:value-type="float" office:value="36.231884057971">
            <text:p>36,2318840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[.C415]/[.A415]" office:value-type="float" office:value="36.144578313253">
            <text:p>36,14457831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C416]/[.A416]" office:value-type="float" office:value="36.0576923076923">
            <text:p>36,05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[.C417]/[.A417]" office:value-type="float" office:value="35.9712230215827">
            <text:p>35,97122302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[.C418]/[.A418]" office:value-type="float" office:value="35.8851674641148">
            <text:p>35,88516746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[.C419]/[.A419]" office:value-type="float" office:value="35.799522673031">
            <text:p>35,7995226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[.C420]/[.A420]" office:value-type="float" office:value="35.7142857142857">
            <text:p>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[.C421]/[.A421]" office:value-type="float" office:value="35.6294536817102">
            <text:p>35,62945368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[.C422]/[.A422]" office:value-type="float" office:value="35.5450236966825">
            <text:p>35,5450236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[.C423]/[.A423]" office:value-type="float" office:value="35.4609929078014">
            <text:p>35,46099290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[.C424]/[.A424]" office:value-type="float" office:value="35.377358490566">
            <text:p>35,37735849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[.C425]/[.A425]" office:value-type="float" office:value="35.2941176470588">
            <text:p>35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[.C426]/[.A426]" office:value-type="float" office:value="35.2112676056338">
            <text:p>35,21126760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[.C427]/[.A427]" office:value-type="float" office:value="35.1288056206089">
            <text:p>35,12880562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[.C428]/[.A428]" office:value-type="float" office:value="35.0467289719626">
            <text:p>35,0467289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[.C429]/[.A429]" office:value-type="float" office:value="34.965034965035">
            <text:p>34,9650349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[.C430]/[.A430]" office:value-type="float" office:value="34.8837209302326">
            <text:p>34,88372093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[.C431]/[.A431]" office:value-type="float" office:value="34.8027842227378">
            <text:p>34,8027842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[.C432]/[.A432]" office:value-type="float" office:value="34.7222222222222">
            <text:p>34,72222222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[.C433]/[.A433]" office:value-type="float" office:value="34.6420323325635">
            <text:p>34,64203233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[.C434]/[.A434]" office:value-type="float" office:value="34.5622119815668">
            <text:p>34,5622119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[.C435]/[.A435]" office:value-type="float" office:value="34.4827586206897">
            <text:p>34,48275862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[.C436]/[.A436]" office:value-type="float" office:value="34.4036697247706">
            <text:p>34,40366972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[.C437]/[.A437]" office:value-type="float" office:value="34.324942791762">
            <text:p>34,3249427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[.C438]/[.A438]" office:value-type="float" office:value="34.2465753424658">
            <text:p>34,24657534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C439]/[.A439]" office:value-type="float" office:value="34.1685649202733">
            <text:p>34,1685649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[.C440]/[.A440]" office:value-type="float" office:value="34.0909090909091">
            <text:p>34,09090909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[.C441]/[.A441]" office:value-type="float" office:value="34.0136054421769">
            <text:p>34,01360544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[.C442]/[.A442]" office:value-type="float" office:value="33.9366515837104">
            <text:p>33,9366515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[.C443]/[.A443]" office:value-type="float" office:value="33.8600451467269">
            <text:p>33,86004514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[.C444]/[.A444]" office:value-type="float" office:value="33.7837837837838">
            <text:p>33,78378378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[.C445]/[.A445]" office:value-type="float" office:value="33.7078651685393">
            <text:p>33,70786516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[.C446]/[.A446]" office:value-type="float" office:value="33.6322869955157">
            <text:p>33,63228699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[.C447]/[.A447]" office:value-type="float" office:value="33.5570469798658">
            <text:p>33,557046979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C448]/[.A448]" office:value-type="float" office:value="33.4821428571429">
            <text:p>33,482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[.C449]/[.A449]" office:value-type="float" office:value="33.4075723830735">
            <text:p>33,4075723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[.C450]/[.A450]" office:value-type="float" office:value="33.3333333333333">
            <text:p>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[.C451]/[.A451]" office:value-type="float" office:value="33.2594235033259">
            <text:p>33,25942350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[.C452]/[.A452]" office:value-type="float" office:value="33.1858407079646">
            <text:p>33,1858407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[.C453]/[.A453]" office:value-type="float" office:value="33.1125827814569">
            <text:p>33,11258278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[.C454]/[.A454]" office:value-type="float" office:value="33.0396475770925">
            <text:p>33,03964757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[.C455]/[.A455]" office:value-type="float" office:value="32.967032967033">
            <text:p>32,967032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[.C456]/[.A456]" office:value-type="float" office:value="32.8947368421053">
            <text:p>32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[.C457]/[.A457]" office:value-type="float" office:value="32.8227571115974">
            <text:p>32,8227571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[.C458]/[.A458]" office:value-type="float" office:value="32.7510917030568">
            <text:p>32,75109170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[.C459]/[.A459]" office:value-type="float" office:value="32.6797385620915">
            <text:p>32,6797385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[.C460]/[.A460]" office:value-type="float" office:value="32.6086956521739">
            <text:p>32,60869565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[.C461]/[.A461]" office:value-type="float" office:value="32.5379609544469">
            <text:p>32,53796095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[.C462]/[.A462]" office:value-type="float" office:value="32.4675324675325">
            <text:p>32,46753246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[.C463]/[.A463]" office:value-type="float" office:value="32.3974082073434">
            <text:p>32,3974082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[.C464]/[.A464]" office:value-type="float" office:value="32.3275862068966">
            <text:p>32,32758620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[.C465]/[.A465]" office:value-type="float" office:value="32.258064516129">
            <text:p>32,25806451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[.C466]/[.A466]" office:value-type="float" office:value="32.1888412017167">
            <text:p>32,18884120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[.C467]/[.A467]" office:value-type="float" office:value="32.1199143468951">
            <text:p>32,11991434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[.C468]/[.A468]" office:value-type="float" office:value="32.0512820512821">
            <text:p>32,05128205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[.C469]/[.A469]" office:value-type="float" office:value="31.9829424307036">
            <text:p>31,98294243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[.C470]/[.A470]" office:value-type="float" office:value="31.9148936170213">
            <text:p>31,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[.C471]/[.A471]" office:value-type="float" office:value="31.8471337579618">
            <text:p>31,8471337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[.C472]/[.A472]" office:value-type="float" office:value="31.7796610169492">
            <text:p>31,7796610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[.C473]/[.A473]" office:value-type="float" office:value="31.7124735729387">
            <text:p>31,71247357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[.C474]/[.A474]" office:value-type="float" office:value="31.6455696202532">
            <text:p>31,6455696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[.C475]/[.A475]" office:value-type="float" office:value="31.5789473684211">
            <text:p>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[.C476]/[.A476]" office:value-type="float" office:value="31.5126050420168">
            <text:p>31,5126050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[.C477]/[.A477]" office:value-type="float" office:value="31.4465408805031">
            <text:p>31,4465408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[.C478]/[.A478]" office:value-type="float" office:value="31.3807531380753">
            <text:p>31,38075313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[.C479]/[.A479]" office:value-type="float" office:value="31.3152400835073">
            <text:p>31,31524008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C480]/[.A480]" office:value-type="float" office:value="31.25">
            <text:p>31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[.C481]/[.A481]" office:value-type="float" office:value="31.1850311850312">
            <text:p>31,1850311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[.C482]/[.A482]" office:value-type="float" office:value="31.1203319502075">
            <text:p>31,12033195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[.C483]/[.A483]" office:value-type="float" office:value="31.055900621118">
            <text:p>31,0559006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[.C484]/[.A484]" office:value-type="float" office:value="30.9917355371901">
            <text:p>30,99173553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[.C485]/[.A485]" office:value-type="float" office:value="30.9278350515464">
            <text:p>30,92783505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[.C486]/[.A486]" office:value-type="float" office:value="30.8641975308642">
            <text:p>30,86419753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[.C487]/[.A487]" office:value-type="float" office:value="30.8008213552361">
            <text:p>30,8008213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.C488]/[.A488]" office:value-type="float" office:value="30.7377049180328">
            <text:p>30,737704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[.C489]/[.A489]" office:value-type="float" office:value="30.6748466257669">
            <text:p>30,67484662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[.C490]/[.A490]" office:value-type="float" office:value="30.6122448979592">
            <text:p>30,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[.C491]/[.A491]" office:value-type="float" office:value="30.5498981670061">
            <text:p>30,5498981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[.C492]/[.A492]" office:value-type="float" office:value="30.4878048780488">
            <text:p>30,4878048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[.C493]/[.A493]" office:value-type="float" office:value="30.4259634888438">
            <text:p>30,42596348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[.C494]/[.A494]" office:value-type="float" office:value="30.3643724696356">
            <text:p>30,3643724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[.C495]/[.A495]" office:value-type="float" office:value="30.3030303030303">
            <text:p>30,3030303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[.C496]/[.A496]" office:value-type="float" office:value="30.241935483871">
            <text:p>30,24193548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[.C497]/[.A497]" office:value-type="float" office:value="30.1810865191147">
            <text:p>30,18108651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[.C498]/[.A498]" office:value-type="float" office:value="30.1204819277108">
            <text:p>30,12048192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[.C499]/[.A499]" office:value-type="float" office:value="30.060120240481">
            <text:p>30,060120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C500]/[.A500]" office:value-type="float" office:value="30">
            <text:p>30</text:p>
          </table:table-cell>
          <table:table-cell office:value-type="float" office:value="15000">
            <text:p>15000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15000">
            <text:p>1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7500">
            <text:p>7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4]/[.A4]" office:value-type="float" office:value="3750">
            <text:p>3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5]/[.A5]" office:value-type="float" office:value="3000">
            <text:p>3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2500">
            <text:p>2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2142.85714285714">
            <text:p>2142,85714285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1875">
            <text:p>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1666.66666666667">
            <text:p>16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1500">
            <text:p>1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1363.63636363636">
            <text:p>136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1250">
            <text:p>1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153.84615384615">
            <text:p>1153,84615384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071.42857142857">
            <text:p>10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000">
            <text:p>1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937.5">
            <text:p>9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882.352941176471">
            <text:p>882,35294117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833.333333333333">
            <text:p>8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789.473684210526">
            <text:p>78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750">
            <text:p>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714.285714285714">
            <text:p>7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681.818181818182">
            <text:p>681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652.173913043478">
            <text:p>652,17391304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625">
            <text:p>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600">
            <text:p>6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576.923076923077">
            <text:p>5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555.555555555556">
            <text:p>5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535.714285714286">
            <text:p>5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517.241379310345">
            <text:p>517,24137931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C30]/[.A30]" office:value-type="float" office:value="500">
            <text:p>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C31]/[.A31]" office:value-type="float" office:value="483.870967741936">
            <text:p>483,87096774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C32]/[.A32]" office:value-type="float" office:value="468.75">
            <text:p>468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C33]/[.A33]" office:value-type="float" office:value="454.545454545455">
            <text:p>4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C34]/[.A34]" office:value-type="float" office:value="441.176470588235">
            <text:p>441,17647058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C35]/[.A35]" office:value-type="float" office:value="428.571428571429">
            <text:p>42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C36]/[.A36]" office:value-type="float" office:value="416.666666666667">
            <text:p>41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C37]/[.A37]" office:value-type="float" office:value="405.405405405405">
            <text:p>405,40540540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C38]/[.A38]" office:value-type="float" office:value="394.736842105263">
            <text:p>394,73684210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C39]/[.A39]" office:value-type="float" office:value="384.615384615385">
            <text:p>384,6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C40]/[.A40]" office:value-type="float" office:value="375">
            <text:p>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C41]/[.A41]" office:value-type="float" office:value="365.853658536585">
            <text:p>365,853658536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C42]/[.A42]" office:value-type="float" office:value="357.142857142857">
            <text:p>35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C43]/[.A43]" office:value-type="float" office:value="348.837209302326">
            <text:p>348,83720930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C44]/[.A44]" office:value-type="float" office:value="340.909090909091">
            <text:p>34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C45]/[.A45]" office:value-type="float" office:value="333.333333333333">
            <text:p>3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C46]/[.A46]" office:value-type="float" office:value="326.086956521739">
            <text:p>326,08695652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C47]/[.A47]" office:value-type="float" office:value="319.148936170213">
            <text:p>319,14893617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C48]/[.A48]" office:value-type="float" office:value="312.5">
            <text:p>31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C49]/[.A49]" office:value-type="float" office:value="306.122448979592">
            <text:p>306,12244897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C50]/[.A50]" office:value-type="float" office:value="300">
            <text:p>3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C51]/[.A51]" office:value-type="float" office:value="294.117647058824">
            <text:p>29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C52]/[.A52]" office:value-type="float" office:value="288.461538461538">
            <text:p>28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C53]/[.A53]" office:value-type="float" office:value="283.018867924528">
            <text:p>283,01886792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C54]/[.A54]" office:value-type="float" office:value="277.777777777778">
            <text:p>277,77777777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C55]/[.A55]" office:value-type="float" office:value="272.727272727273">
            <text:p>272,7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C56]/[.A56]" office:value-type="float" office:value="267.857142857143">
            <text:p>267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C57]/[.A57]" office:value-type="float" office:value="263.157894736842">
            <text:p>263,15789473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C58]/[.A58]" office:value-type="float" office:value="258.620689655172">
            <text:p>258,6206896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C59]/[.A59]" office:value-type="float" office:value="254.237288135593">
            <text:p>254,23728813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C60]/[.A60]" office:value-type="float" office:value="250">
            <text:p>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C61]/[.A61]" office:value-type="float" office:value="245.901639344262">
            <text:p>245,9016393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C62]/[.A62]" office:value-type="float" office:value="241.935483870968">
            <text:p>241,9354838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C63]/[.A63]" office:value-type="float" office:value="238.095238095238">
            <text:p>238,09523809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C64]/[.A64]" office:value-type="float" office:value="234.375">
            <text:p>234,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C65]/[.A65]" office:value-type="float" office:value="230.769230769231">
            <text:p>230,769230769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C66]/[.A66]" office:value-type="float" office:value="227.272727272727">
            <text:p>227,27272727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C67]/[.A67]" office:value-type="float" office:value="223.880597014925">
            <text:p>223,8805970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C68]/[.A68]" office:value-type="float" office:value="220.588235294118">
            <text:p>220,58823529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C69]/[.A69]" office:value-type="float" office:value="217.391304347826">
            <text:p>217,39130434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C70]/[.A70]" office:value-type="float" office:value="214.285714285714">
            <text:p>2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C71]/[.A71]" office:value-type="float" office:value="211.267605633803">
            <text:p>211,26760563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C72]/[.A72]" office:value-type="float" office:value="208.333333333333">
            <text:p>208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C73]/[.A73]" office:value-type="float" office:value="205.479452054794">
            <text:p>205,47945205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C74]/[.A74]" office:value-type="float" office:value="202.702702702703">
            <text:p>202,70270270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C75]/[.A75]" office:value-type="float" office:value="200">
            <text:p>2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C76]/[.A76]" office:value-type="float" office:value="197.368421052632">
            <text:p>197,3684210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C77]/[.A77]" office:value-type="float" office:value="194.805194805195">
            <text:p>194,80519480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C78]/[.A78]" office:value-type="float" office:value="192.307692307692">
            <text:p>192,30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C79]/[.A79]" office:value-type="float" office:value="189.873417721519">
            <text:p>189,87341772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C80]/[.A80]" office:value-type="float" office:value="187.5">
            <text:p>18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C81]/[.A81]" office:value-type="float" office:value="185.185185185185">
            <text:p>185,18518518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C82]/[.A82]" office:value-type="float" office:value="182.926829268293">
            <text:p>182,92682926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C83]/[.A83]" office:value-type="float" office:value="180.722891566265">
            <text:p>180,72289156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C84]/[.A84]" office:value-type="float" office:value="178.571428571429">
            <text:p>17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C85]/[.A85]" office:value-type="float" office:value="176.470588235294">
            <text:p>176,47058823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C86]/[.A86]" office:value-type="float" office:value="174.418604651163">
            <text:p>174,41860465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C87]/[.A87]" office:value-type="float" office:value="172.413793103448">
            <text:p>172,4137931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C88]/[.A88]" office:value-type="float" office:value="170.454545454545">
            <text:p>170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C89]/[.A89]" office:value-type="float" office:value="168.539325842697">
            <text:p>168,53932584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C90]/[.A90]" office:value-type="float" office:value="166.666666666667">
            <text:p>1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C91]/[.A91]" office:value-type="float" office:value="164.835164835165">
            <text:p>164,83516483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C92]/[.A92]" office:value-type="float" office:value="163.04347826087">
            <text:p>163,04347826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C93]/[.A93]" office:value-type="float" office:value="161.290322580645">
            <text:p>161,2903225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C94]/[.A94]" office:value-type="float" office:value="159.574468085106">
            <text:p>159,5744680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C95]/[.A95]" office:value-type="float" office:value="157.894736842105">
            <text:p>157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C96]/[.A96]" office:value-type="float" office:value="156.25">
            <text:p>156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C97]/[.A97]" office:value-type="float" office:value="154.639175257732">
            <text:p>154,63917525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C98]/[.A98]" office:value-type="float" office:value="153.061224489796">
            <text:p>153,0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C99]/[.A99]" office:value-type="float" office:value="151.515151515152">
            <text:p>151,51515151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C100]/[.A100]" office:value-type="float" office:value="150">
            <text:p>1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C101]/[.A101]" office:value-type="float" office:value="148.514851485149">
            <text:p>148,5148514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C102]/[.A102]" office:value-type="float" office:value="147.058823529412">
            <text:p>147,05882352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C103]/[.A103]" office:value-type="float" office:value="145.631067961165">
            <text:p>145,63106796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C104]/[.A104]" office:value-type="float" office:value="144.230769230769">
            <text:p>144,23076923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C105]/[.A105]" office:value-type="float" office:value="142.857142857143">
            <text:p>1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C106]/[.A106]" office:value-type="float" office:value="141.509433962264">
            <text:p>141,50943396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C107]/[.A107]" office:value-type="float" office:value="140.18691588785">
            <text:p>140,18691588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C108]/[.A108]" office:value-type="float" office:value="138.888888888889">
            <text:p>138,88888888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C109]/[.A109]" office:value-type="float" office:value="137.614678899083">
            <text:p>137,6146788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C110]/[.A110]" office:value-type="float" office:value="136.363636363636">
            <text:p>136,36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C111]/[.A111]" office:value-type="float" office:value="135.135135135135">
            <text:p>135,1351351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C112]/[.A112]" office:value-type="float" office:value="133.928571428571">
            <text:p>133,9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C113]/[.A113]" office:value-type="float" office:value="132.743362831858">
            <text:p>132,74336283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C114]/[.A114]" office:value-type="float" office:value="131.578947368421">
            <text:p>1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C115]/[.A115]" office:value-type="float" office:value="130.434782608696">
            <text:p>130,4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C116]/[.A116]" office:value-type="float" office:value="129.310344827586">
            <text:p>129,31034482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C117]/[.A117]" office:value-type="float" office:value="128.205128205128">
            <text:p>128,2051282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C118]/[.A118]" office:value-type="float" office:value="127.118644067797">
            <text:p>127,1186440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C119]/[.A119]" office:value-type="float" office:value="126.050420168067">
            <text:p>126,05042016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C120]/[.A120]" office:value-type="float" office:value="125">
            <text:p>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C121]/[.A121]" office:value-type="float" office:value="123.96694214876">
            <text:p>123,96694214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C122]/[.A122]" office:value-type="float" office:value="122.950819672131">
            <text:p>122,95081967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C123]/[.A123]" office:value-type="float" office:value="121.951219512195">
            <text:p>121,95121951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C124]/[.A124]" office:value-type="float" office:value="120.967741935484">
            <text:p>120,96774193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C125]/[.A125]" office:value-type="float" office:value="120">
            <text:p>12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C126]/[.A126]" office:value-type="float" office:value="119.047619047619">
            <text:p>119,0476190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C127]/[.A127]" office:value-type="float" office:value="118.110236220472">
            <text:p>118,11023622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C128]/[.A128]" office:value-type="float" office:value="117.1875">
            <text:p>117,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C129]/[.A129]" office:value-type="float" office:value="116.279069767442">
            <text:p>116,2790697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C130]/[.A130]" office:value-type="float" office:value="115.384615384615">
            <text:p>115,384615384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C131]/[.A131]" office:value-type="float" office:value="114.503816793893">
            <text:p>114,50381679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C132]/[.A132]" office:value-type="float" office:value="113.636363636364">
            <text:p>11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C133]/[.A133]" office:value-type="float" office:value="112.781954887218">
            <text:p>112,78195488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C134]/[.A134]" office:value-type="float" office:value="111.940298507463">
            <text:p>111,94029850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C135]/[.A135]" office:value-type="float" office:value="111.111111111111">
            <text:p>111,1111111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C136]/[.A136]" office:value-type="float" office:value="110.294117647059">
            <text:p>110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C137]/[.A137]" office:value-type="float" office:value="109.489051094891">
            <text:p>109,48905109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C138]/[.A138]" office:value-type="float" office:value="108.695652173913">
            <text:p>108,6956521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C139]/[.A139]" office:value-type="float" office:value="107.913669064748">
            <text:p>107,9136690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C140]/[.A140]" office:value-type="float" office:value="107.142857142857">
            <text:p>10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C141]/[.A141]" office:value-type="float" office:value="106.382978723404">
            <text:p>106,3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C142]/[.A142]" office:value-type="float" office:value="105.633802816901">
            <text:p>105,6338028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C143]/[.A143]" office:value-type="float" office:value="104.895104895105">
            <text:p>104,89510489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C144]/[.A144]" office:value-type="float" office:value="104.166666666667">
            <text:p>104,1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C145]/[.A145]" office:value-type="float" office:value="103.448275862069">
            <text:p>103,4482758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C146]/[.A146]" office:value-type="float" office:value="102.739726027397">
            <text:p>102,73972602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C147]/[.A147]" office:value-type="float" office:value="102.040816326531">
            <text:p>102,04081632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C148]/[.A148]" office:value-type="float" office:value="101.351351351351">
            <text:p>101,35135135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C149]/[.A149]" office:value-type="float" office:value="100.671140939597">
            <text:p>100,67114093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C150]/[.A150]" office:value-type="float" office:value="100">
            <text:p>1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C151]/[.A151]" office:value-type="float" office:value="99.3377483443709">
            <text:p>99,3377483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C152]/[.A152]" office:value-type="float" office:value="98.6842105263158">
            <text:p>98,68421052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C153]/[.A153]" office:value-type="float" office:value="98.0392156862745">
            <text:p>98,03921568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C154]/[.A154]" office:value-type="float" office:value="97.4025974025974">
            <text:p>97,4025974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C155]/[.A155]" office:value-type="float" office:value="96.7741935483871">
            <text:p>96,77419354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C156]/[.A156]" office:value-type="float" office:value="96.1538461538462">
            <text:p>9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C157]/[.A157]" office:value-type="float" office:value="95.5414012738854">
            <text:p>95,5414012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C158]/[.A158]" office:value-type="float" office:value="94.9367088607595">
            <text:p>94,93670886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C159]/[.A159]" office:value-type="float" office:value="94.3396226415094">
            <text:p>94,33962264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C160]/[.A160]" office:value-type="float" office:value="93.75">
            <text:p>93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C161]/[.A161]" office:value-type="float" office:value="93.167701863354">
            <text:p>93,16770186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C162]/[.A162]" office:value-type="float" office:value="92.5925925925926">
            <text:p>92,59259259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C163]/[.A163]" office:value-type="float" office:value="92.0245398773006">
            <text:p>92,02453987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C164]/[.A164]" office:value-type="float" office:value="91.4634146341463">
            <text:p>91,46341463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C165]/[.A165]" office:value-type="float" office:value="90.9090909090909">
            <text:p>9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C166]/[.A166]" office:value-type="float" office:value="90.3614457831325">
            <text:p>90,3614457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C167]/[.A167]" office:value-type="float" office:value="89.8203592814371">
            <text:p>89,82035928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C168]/[.A168]" office:value-type="float" office:value="89.2857142857143">
            <text:p>89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C169]/[.A169]" office:value-type="float" office:value="88.7573964497041">
            <text:p>88,75739644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C170]/[.A170]" office:value-type="float" office:value="88.2352941176471">
            <text:p>88,2352941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C171]/[.A171]" office:value-type="float" office:value="87.719298245614">
            <text:p>87,71929824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C172]/[.A172]" office:value-type="float" office:value="87.2093023255814">
            <text:p>87,20930232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C173]/[.A173]" office:value-type="float" office:value="86.7052023121387">
            <text:p>86,70520231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C174]/[.A174]" office:value-type="float" office:value="86.2068965517241">
            <text:p>86,20689655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C175]/[.A175]" office:value-type="float" office:value="85.7142857142857">
            <text:p>8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C176]/[.A176]" office:value-type="float" office:value="85.2272727272727">
            <text:p>85,2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C177]/[.A177]" office:value-type="float" office:value="84.7457627118644">
            <text:p>84,74576271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C178]/[.A178]" office:value-type="float" office:value="84.2696629213483">
            <text:p>84,2696629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C179]/[.A179]" office:value-type="float" office:value="83.7988826815642">
            <text:p>83,7988826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C180]/[.A180]" office:value-type="float" office:value="83.3333333333333">
            <text:p>8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C181]/[.A181]" office:value-type="float" office:value="82.8729281767956">
            <text:p>82,87292817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C182]/[.A182]" office:value-type="float" office:value="82.4175824175824">
            <text:p>82,4175824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C183]/[.A183]" office:value-type="float" office:value="81.9672131147541">
            <text:p>81,96721311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C184]/[.A184]" office:value-type="float" office:value="81.5217391304348">
            <text:p>81,5217391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C185]/[.A185]" office:value-type="float" office:value="81.0810810810811">
            <text:p>81,0810810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C186]/[.A186]" office:value-type="float" office:value="80.6451612903226">
            <text:p>80,6451612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C187]/[.A187]" office:value-type="float" office:value="80.2139037433155">
            <text:p>80,21390374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C188]/[.A188]" office:value-type="float" office:value="79.7872340425532">
            <text:p>79,7872340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C189]/[.A189]" office:value-type="float" office:value="79.3650793650794">
            <text:p>79,36507936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C190]/[.A190]" office:value-type="float" office:value="78.9473684210526">
            <text:p>78,9473684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C191]/[.A191]" office:value-type="float" office:value="78.5340314136126">
            <text:p>78,53403141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C192]/[.A192]" office:value-type="float" office:value="78.125">
            <text:p>78,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C193]/[.A193]" office:value-type="float" office:value="77.720207253886">
            <text:p>77,72020725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C194]/[.A194]" office:value-type="float" office:value="77.319587628866">
            <text:p>77,31958762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C195]/[.A195]" office:value-type="float" office:value="76.9230769230769">
            <text:p>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C196]/[.A196]" office:value-type="float" office:value="76.530612244898">
            <text:p>76,53061224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C197]/[.A197]" office:value-type="float" office:value="76.1421319796954">
            <text:p>76,14213197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C198]/[.A198]" office:value-type="float" office:value="75.7575757575758">
            <text:p>75,75757575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C199]/[.A199]" office:value-type="float" office:value="75.3768844221105">
            <text:p>75,37688442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C200]/[.A200]" office:value-type="float" office:value="75">
            <text:p>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C201]/[.A201]" office:value-type="float" office:value="74.6268656716418">
            <text:p>74,62686567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C202]/[.A202]" office:value-type="float" office:value="74.2574257425743">
            <text:p>74,2574257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C203]/[.A203]" office:value-type="float" office:value="73.8916256157635">
            <text:p>73,89162561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C204]/[.A204]" office:value-type="float" office:value="73.5294117647059">
            <text:p>73,5294117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C205]/[.A205]" office:value-type="float" office:value="73.1707317073171">
            <text:p>73,1707317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C206]/[.A206]" office:value-type="float" office:value="72.8155339805825">
            <text:p>72,8155339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C207]/[.A207]" office:value-type="float" office:value="72.463768115942">
            <text:p>72,4637681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C208]/[.A208]" office:value-type="float" office:value="72.1153846153846">
            <text:p>72,1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C209]/[.A209]" office:value-type="float" office:value="71.7703349282297">
            <text:p>71,77033492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C210]/[.A210]" office:value-type="float" office:value="71.4285714285714">
            <text:p>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C211]/[.A211]" office:value-type="float" office:value="71.0900473933649">
            <text:p>71,0900473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C212]/[.A212]" office:value-type="float" office:value="70.7547169811321">
            <text:p>70,7547169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C213]/[.A213]" office:value-type="float" office:value="70.4225352112676">
            <text:p>70,42253521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C214]/[.A214]" office:value-type="float" office:value="70.0934579439252">
            <text:p>70,09345794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C215]/[.A215]" office:value-type="float" office:value="69.7674418604651">
            <text:p>69,76744186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C216]/[.A216]" office:value-type="float" office:value="69.4444444444444">
            <text:p>69,4444444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C217]/[.A217]" office:value-type="float" office:value="69.1244239631336">
            <text:p>69,12442396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C218]/[.A218]" office:value-type="float" office:value="68.8073394495413">
            <text:p>68,8073394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C219]/[.A219]" office:value-type="float" office:value="68.4931506849315">
            <text:p>68,4931506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C220]/[.A220]" office:value-type="float" office:value="68.1818181818182">
            <text:p>68,18181818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C221]/[.A221]" office:value-type="float" office:value="67.8733031674208">
            <text:p>67,8733031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C222]/[.A222]" office:value-type="float" office:value="67.5675675675676">
            <text:p>67,56756756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C223]/[.A223]" office:value-type="float" office:value="67.2645739910314">
            <text:p>67,264573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C224]/[.A224]" office:value-type="float" office:value="66.9642857142857">
            <text:p>66,96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C225]/[.A225]" office:value-type="float" office:value="66.6666666666667">
            <text:p>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C226]/[.A226]" office:value-type="float" office:value="66.3716814159292">
            <text:p>66,3716814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C227]/[.A227]" office:value-type="float" office:value="66.079295154185">
            <text:p>66,07929515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C228]/[.A228]" office:value-type="float" office:value="65.7894736842105">
            <text:p>65,78947368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C229]/[.A229]" office:value-type="float" office:value="65.5021834061135">
            <text:p>65,5021834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C230]/[.A230]" office:value-type="float" office:value="65.2173913043478">
            <text:p>65,21739130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C231]/[.A231]" office:value-type="float" office:value="64.9350649350649">
            <text:p>64,9350649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C232]/[.A232]" office:value-type="float" office:value="64.6551724137931">
            <text:p>64,65517241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C233]/[.A233]" office:value-type="float" office:value="64.3776824034335">
            <text:p>64,3776824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C234]/[.A234]" office:value-type="float" office:value="64.1025641025641">
            <text:p>64,1025641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C235]/[.A235]" office:value-type="float" office:value="63.8297872340426">
            <text:p>63,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C236]/[.A236]" office:value-type="float" office:value="63.5593220338983">
            <text:p>63,55932203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C237]/[.A237]" office:value-type="float" office:value="63.2911392405063">
            <text:p>63,291139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C238]/[.A238]" office:value-type="float" office:value="63.0252100840336">
            <text:p>63,0252100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C239]/[.A239]" office:value-type="float" office:value="62.7615062761506">
            <text:p>62,76150627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C240]/[.A240]" office:value-type="float" office:value="62.5">
            <text:p>6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C241]/[.A241]" office:value-type="float" office:value="62.2406639004149">
            <text:p>62,24066390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C242]/[.A242]" office:value-type="float" office:value="61.9834710743802">
            <text:p>61,98347107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C243]/[.A243]" office:value-type="float" office:value="61.7283950617284">
            <text:p>61,7283950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C244]/[.A244]" office:value-type="float" office:value="61.4754098360656">
            <text:p>61,47540983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C245]/[.A245]" office:value-type="float" office:value="61.2244897959184">
            <text:p>61,22448979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C246]/[.A246]" office:value-type="float" office:value="60.9756097560976">
            <text:p>60,9756097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C247]/[.A247]" office:value-type="float" office:value="60.7287449392713">
            <text:p>60,728744939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C248]/[.A248]" office:value-type="float" office:value="60.4838709677419">
            <text:p>60,48387096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C249]/[.A249]" office:value-type="float" office:value="60.2409638554217">
            <text:p>60,24096385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C250]/[.A250]" office:value-type="float" office:value="60">
            <text:p>6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C251]/[.A251]" office:value-type="float" office:value="59.7609561752988">
            <text:p>59,76095617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C252]/[.A252]" office:value-type="float" office:value="59.5238095238095">
            <text:p>59,52380952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C253]/[.A253]" office:value-type="float" office:value="59.2885375494071">
            <text:p>59,28853754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C254]/[.A254]" office:value-type="float" office:value="59.0551181102362">
            <text:p>59,05511811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C255]/[.A255]" office:value-type="float" office:value="58.8235294117647">
            <text:p>58,8235294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C256]/[.A256]" office:value-type="float" office:value="58.59375">
            <text:p>58,59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[.C257]/[.A257]" office:value-type="float" office:value="58.3657587548638">
            <text:p>58,36575875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[.C258]/[.A258]" office:value-type="float" office:value="58.1395348837209">
            <text:p>58,1395348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C259]/[.A259]" office:value-type="float" office:value="57.9150579150579">
            <text:p>57,91505791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C260]/[.A260]" office:value-type="float" office:value="57.6923076923077">
            <text:p>57,69230769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[.C261]/[.A261]" office:value-type="float" office:value="57.4712643678161">
            <text:p>57,4712643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[.C262]/[.A262]" office:value-type="float" office:value="57.2519083969466">
            <text:p>57,25190839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[.C263]/[.A263]" office:value-type="float" office:value="57.0342205323194">
            <text:p>57,03422053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[.C264]/[.A264]" office:value-type="float" office:value="56.8181818181818">
            <text:p>56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[.C265]/[.A265]" office:value-type="float" office:value="56.6037735849057">
            <text:p>56,6037735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[.C266]/[.A266]" office:value-type="float" office:value="56.390977443609">
            <text:p>56,39097744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[.C267]/[.A267]" office:value-type="float" office:value="56.1797752808989">
            <text:p>56,17977528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[.C268]/[.A268]" office:value-type="float" office:value="55.9701492537313">
            <text:p>55,9701492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[.C269]/[.A269]" office:value-type="float" office:value="55.7620817843866">
            <text:p>55,76208178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C270]/[.A270]" office:value-type="float" office:value="55.5555555555556">
            <text:p>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[.C271]/[.A271]" office:value-type="float" office:value="55.3505535055351">
            <text:p>55,35055350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[.C272]/[.A272]" office:value-type="float" office:value="55.1470588235294">
            <text:p>55,14705882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[.C273]/[.A273]" office:value-type="float" office:value="54.9450549450549">
            <text:p>54,94505494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[.C274]/[.A274]" office:value-type="float" office:value="54.7445255474453">
            <text:p>54,7445255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[.C275]/[.A275]" office:value-type="float" office:value="54.5454545454546">
            <text:p>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[.C276]/[.A276]" office:value-type="float" office:value="54.3478260869565">
            <text:p>54,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C277]/[.A277]" office:value-type="float" office:value="54.1516245487365">
            <text:p>54,15162454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C278]/[.A278]" office:value-type="float" office:value="53.9568345323741">
            <text:p>53,95683453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C279]/[.A279]" office:value-type="float" office:value="53.7634408602151">
            <text:p>53,76344086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C280]/[.A280]" office:value-type="float" office:value="53.5714285714286">
            <text:p>53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C281]/[.A281]" office:value-type="float" office:value="53.3807829181495">
            <text:p>53,38078291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C282]/[.A282]" office:value-type="float" office:value="53.1914893617021">
            <text:p>53,1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[.C283]/[.A283]" office:value-type="float" office:value="53.0035335689046">
            <text:p>53,0035335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[.C284]/[.A284]" office:value-type="float" office:value="52.8169014084507">
            <text:p>52,816901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[.C285]/[.A285]" office:value-type="float" office:value="52.6315789473684">
            <text:p>52,6315789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[.C286]/[.A286]" office:value-type="float" office:value="52.4475524475525">
            <text:p>52,4475524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[.C287]/[.A287]" office:value-type="float" office:value="52.2648083623693">
            <text:p>52,2648083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C288]/[.A288]" office:value-type="float" office:value="52.0833333333333">
            <text:p>52,08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[.C289]/[.A289]" office:value-type="float" office:value="51.9031141868512">
            <text:p>51,90311418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C290]/[.A290]" office:value-type="float" office:value="51.7241379310345">
            <text:p>51,7241379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[.C291]/[.A291]" office:value-type="float" office:value="51.5463917525773">
            <text:p>51,5463917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C292]/[.A292]" office:value-type="float" office:value="51.3698630136986">
            <text:p>51,36986301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[.C293]/[.A293]" office:value-type="float" office:value="51.1945392491468">
            <text:p>51,19453924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[.C294]/[.A294]" office:value-type="float" office:value="51.0204081632653">
            <text:p>51,0204081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[.C295]/[.A295]" office:value-type="float" office:value="50.8474576271186">
            <text:p>50,84745762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[.C296]/[.A296]" office:value-type="float" office:value="50.6756756756757">
            <text:p>50,67567567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[.C297]/[.A297]" office:value-type="float" office:value="50.5050505050505">
            <text:p>50,5050505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[.C298]/[.A298]" office:value-type="float" office:value="50.3355704697987">
            <text:p>50,33557046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[.C299]/[.A299]" office:value-type="float" office:value="50.1672240802676">
            <text:p>50,16722408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C300]/[.A300]" office:value-type="float" office:value="50">
            <text:p>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[.C301]/[.A301]" office:value-type="float" office:value="49.8338870431894">
            <text:p>49,83388704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[.C302]/[.A302]" office:value-type="float" office:value="49.6688741721854">
            <text:p>49,66887417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[.C303]/[.A303]" office:value-type="float" office:value="49.5049504950495">
            <text:p>49,504950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[.C304]/[.A304]" office:value-type="float" office:value="49.3421052631579">
            <text:p>49,34210526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[.C305]/[.A305]" office:value-type="float" office:value="49.1803278688525">
            <text:p>49,1803278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[.C306]/[.A306]" office:value-type="float" office:value="49.0196078431373">
            <text:p>49,01960784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[.C307]/[.A307]" office:value-type="float" office:value="48.8599348534202">
            <text:p>48,85993485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[.C308]/[.A308]" office:value-type="float" office:value="48.7012987012987">
            <text:p>48,70129870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[.C309]/[.A309]" office:value-type="float" office:value="48.5436893203884">
            <text:p>48,54368932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C310]/[.A310]" office:value-type="float" office:value="48.3870967741936">
            <text:p>48,38709677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[.C311]/[.A311]" office:value-type="float" office:value="48.2315112540193">
            <text:p>48,2315112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[.C312]/[.A312]" office:value-type="float" office:value="48.0769230769231">
            <text:p>48,07692307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[.C313]/[.A313]" office:value-type="float" office:value="47.9233226837061">
            <text:p>47,9233226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[.C314]/[.A314]" office:value-type="float" office:value="47.7707006369427">
            <text:p>47,77070063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[.C315]/[.A315]" office:value-type="float" office:value="47.6190476190476">
            <text:p>47,6190476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[.C316]/[.A316]" office:value-type="float" office:value="47.4683544303798">
            <text:p>47,4683544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[.C317]/[.A317]" office:value-type="float" office:value="47.3186119873817">
            <text:p>47,31861198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C318]/[.A318]" office:value-type="float" office:value="47.1698113207547">
            <text:p>47,16981132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C319]/[.A319]" office:value-type="float" office:value="47.0219435736677">
            <text:p>47,02194357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C320]/[.A320]" office:value-type="float" office:value="46.875">
            <text:p>46,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C321]/[.A321]" office:value-type="float" office:value="46.7289719626168">
            <text:p>46,72897196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C322]/[.A322]" office:value-type="float" office:value="46.583850931677">
            <text:p>46,58385093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C323]/[.A323]" office:value-type="float" office:value="46.4396284829721">
            <text:p>46,4396284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C324]/[.A324]" office:value-type="float" office:value="46.2962962962963">
            <text:p>46,29629629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C325]/[.A325]" office:value-type="float" office:value="46.1538461538462">
            <text:p>4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C326]/[.A326]" office:value-type="float" office:value="46.0122699386503">
            <text:p>46,01226993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C327]/[.A327]" office:value-type="float" office:value="45.8715596330275">
            <text:p>45,871559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C328]/[.A328]" office:value-type="float" office:value="45.7317073170732">
            <text:p>45,73170731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C329]/[.A329]" office:value-type="float" office:value="45.5927051671732">
            <text:p>45,59270516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C330]/[.A330]" office:value-type="float" office:value="45.4545454545455">
            <text:p>45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C331]/[.A331]" office:value-type="float" office:value="45.3172205438066">
            <text:p>45,31722054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C332]/[.A332]" office:value-type="float" office:value="45.1807228915663">
            <text:p>45,18072289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C333]/[.A333]" office:value-type="float" office:value="45.0450450450451">
            <text:p>45,0450450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C334]/[.A334]" office:value-type="float" office:value="44.9101796407186">
            <text:p>44,91017964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C335]/[.A335]" office:value-type="float" office:value="44.7761194029851">
            <text:p>44,7761194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C336]/[.A336]" office:value-type="float" office:value="44.6428571428571">
            <text:p>44,6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C337]/[.A337]" office:value-type="float" office:value="44.5103857566766">
            <text:p>44,51038575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C338]/[.A338]" office:value-type="float" office:value="44.3786982248521">
            <text:p>44,37869822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C339]/[.A339]" office:value-type="float" office:value="44.2477876106195">
            <text:p>44,24778761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C340]/[.A340]" office:value-type="float" office:value="44.1176470588235">
            <text:p>4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C341]/[.A341]" office:value-type="float" office:value="43.9882697947214">
            <text:p>43,98826979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C342]/[.A342]" office:value-type="float" office:value="43.859649122807">
            <text:p>43,85964912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C343]/[.A343]" office:value-type="float" office:value="43.731778425656">
            <text:p>43,73177842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C344]/[.A344]" office:value-type="float" office:value="43.6046511627907">
            <text:p>43,60465116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C345]/[.A345]" office:value-type="float" office:value="43.4782608695652">
            <text:p>43,4782608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C346]/[.A346]" office:value-type="float" office:value="43.3526011560694">
            <text:p>43,3526011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C347]/[.A347]" office:value-type="float" office:value="43.2276657060519">
            <text:p>43,2276657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C348]/[.A348]" office:value-type="float" office:value="43.1034482758621">
            <text:p>43,10344827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C349]/[.A349]" office:value-type="float" office:value="42.9799426934097">
            <text:p>42,9799426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C350]/[.A350]" office:value-type="float" office:value="42.8571428571429">
            <text:p>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C351]/[.A351]" office:value-type="float" office:value="42.7350427350427">
            <text:p>42,7350427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C352]/[.A352]" office:value-type="float" office:value="42.6136363636364">
            <text:p>42,61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C353]/[.A353]" office:value-type="float" office:value="42.4929178470255">
            <text:p>42,4929178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C354]/[.A354]" office:value-type="float" office:value="42.3728813559322">
            <text:p>42,37288135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C355]/[.A355]" office:value-type="float" office:value="42.2535211267606">
            <text:p>42,25352112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C356]/[.A356]" office:value-type="float" office:value="42.1348314606742">
            <text:p>42,13483146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C357]/[.A357]" office:value-type="float" office:value="42.0168067226891">
            <text:p>42,0168067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C358]/[.A358]" office:value-type="float" office:value="41.8994413407821">
            <text:p>41,89944134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C359]/[.A359]" office:value-type="float" office:value="41.7827298050139">
            <text:p>41,782729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C360]/[.A360]" office:value-type="float" office:value="41.6666666666667">
            <text:p>41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C361]/[.A361]" office:value-type="float" office:value="41.5512465373961">
            <text:p>41,55124653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C362]/[.A362]" office:value-type="float" office:value="41.4364640883978">
            <text:p>41,43646408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C363]/[.A363]" office:value-type="float" office:value="41.3223140495868">
            <text:p>41,32231404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C364]/[.A364]" office:value-type="float" office:value="41.2087912087912">
            <text:p>41,20879120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C365]/[.A365]" office:value-type="float" office:value="41.0958904109589">
            <text:p>41,0958904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C366]/[.A366]" office:value-type="float" office:value="40.9836065573771">
            <text:p>40,98360655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C367]/[.A367]" office:value-type="float" office:value="40.8719346049046">
            <text:p>40,87193460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C368]/[.A368]" office:value-type="float" office:value="40.7608695652174">
            <text:p>40,76086956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C369]/[.A369]" office:value-type="float" office:value="40.650406504065">
            <text:p>40,65040650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C370]/[.A370]" office:value-type="float" office:value="40.5405405405405">
            <text:p>40,5405405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C371]/[.A371]" office:value-type="float" office:value="40.4312668463612">
            <text:p>40,43126684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C372]/[.A372]" office:value-type="float" office:value="40.3225806451613">
            <text:p>40,32258064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C373]/[.A373]" office:value-type="float" office:value="40.2144772117963">
            <text:p>40,2144772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C374]/[.A374]" office:value-type="float" office:value="40.1069518716578">
            <text:p>40,10695187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C375]/[.A375]" office:value-type="float" office:value="40">
            <text:p>4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C376]/[.A376]" office:value-type="float" office:value="39.8936170212766">
            <text:p>39,8936170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C377]/[.A377]" office:value-type="float" office:value="39.7877984084881">
            <text:p>39,787798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C378]/[.A378]" office:value-type="float" office:value="39.6825396825397">
            <text:p>39,68253968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C379]/[.A379]" office:value-type="float" office:value="39.5778364116095">
            <text:p>39,5778364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C380]/[.A380]" office:value-type="float" office:value="39.4736842105263">
            <text:p>3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C381]/[.A381]" office:value-type="float" office:value="39.3700787401575">
            <text:p>39,37007874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C382]/[.A382]" office:value-type="float" office:value="39.2670157068063">
            <text:p>39,26701570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C383]/[.A383]" office:value-type="float" office:value="39.1644908616188">
            <text:p>39,16449086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C384]/[.A384]" office:value-type="float" office:value="39.0625">
            <text:p>39,0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C385]/[.A385]" office:value-type="float" office:value="38.961038961039">
            <text:p>38,9610389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C386]/[.A386]" office:value-type="float" office:value="38.860103626943">
            <text:p>38,86010362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C387]/[.A387]" office:value-type="float" office:value="38.7596899224806">
            <text:p>38,75968992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C388]/[.A388]" office:value-type="float" office:value="38.659793814433">
            <text:p>38,65979381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C389]/[.A389]" office:value-type="float" office:value="38.560411311054">
            <text:p>38,5604113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C390]/[.A390]" office:value-type="float" office:value="38.4615384615385">
            <text:p>3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C391]/[.A391]" office:value-type="float" office:value="38.3631713554987">
            <text:p>38,36317135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C392]/[.A392]" office:value-type="float" office:value="38.265306122449">
            <text:p>38,26530612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C393]/[.A393]" office:value-type="float" office:value="38.1679389312977">
            <text:p>38,16793893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C394]/[.A394]" office:value-type="float" office:value="38.0710659898477">
            <text:p>38,0710659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C395]/[.A395]" office:value-type="float" office:value="37.9746835443038">
            <text:p>37,9746835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C396]/[.A396]" office:value-type="float" office:value="37.8787878787879">
            <text:p>37,87878787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C397]/[.A397]" office:value-type="float" office:value="37.7833753148615">
            <text:p>37,7833753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[.C398]/[.A398]" office:value-type="float" office:value="37.6884422110553">
            <text:p>37,6884422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[.C399]/[.A399]" office:value-type="float" office:value="37.593984962406">
            <text:p>37,5939849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C400]/[.A400]" office:value-type="float" office:value="37.5">
            <text:p>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[.C401]/[.A401]" office:value-type="float" office:value="37.4064837905237">
            <text:p>37,40648379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[.C402]/[.A402]" office:value-type="float" office:value="37.3134328358209">
            <text:p>37,31343283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[.C403]/[.A403]" office:value-type="float" office:value="37.2208436724566">
            <text:p>37,22084367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[.C404]/[.A404]" office:value-type="float" office:value="37.1287128712871">
            <text:p>37,12871287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[.C405]/[.A405]" office:value-type="float" office:value="37.037037037037">
            <text:p>37,0370370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[.C406]/[.A406]" office:value-type="float" office:value="36.9458128078818">
            <text:p>36,94581280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[.C407]/[.A407]" office:value-type="float" office:value="36.8550368550369">
            <text:p>36,8550368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[.C408]/[.A408]" office:value-type="float" office:value="36.7647058823529">
            <text:p>36,76470588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[.C409]/[.A409]" office:value-type="float" office:value="36.6748166259169">
            <text:p>36,67481662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[.C410]/[.A410]" office:value-type="float" office:value="36.5853658536585">
            <text:p>36,5853658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[.C411]/[.A411]" office:value-type="float" office:value="36.4963503649635">
            <text:p>36,4963503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[.C412]/[.A412]" office:value-type="float" office:value="36.4077669902913">
            <text:p>36,4077669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[.C413]/[.A413]" office:value-type="float" office:value="36.319612590799">
            <text:p>36,31961259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[.C414]/[.A414]" office:value-type="float" office:value="36.231884057971">
            <text:p>36,2318840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[.C415]/[.A415]" office:value-type="float" office:value="36.144578313253">
            <text:p>36,14457831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C416]/[.A416]" office:value-type="float" office:value="36.0576923076923">
            <text:p>36,05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[.C417]/[.A417]" office:value-type="float" office:value="35.9712230215827">
            <text:p>35,97122302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[.C418]/[.A418]" office:value-type="float" office:value="35.8851674641148">
            <text:p>35,88516746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[.C419]/[.A419]" office:value-type="float" office:value="35.799522673031">
            <text:p>35,7995226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[.C420]/[.A420]" office:value-type="float" office:value="35.7142857142857">
            <text:p>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[.C421]/[.A421]" office:value-type="float" office:value="35.6294536817102">
            <text:p>35,62945368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[.C422]/[.A422]" office:value-type="float" office:value="35.5450236966825">
            <text:p>35,5450236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[.C423]/[.A423]" office:value-type="float" office:value="35.4609929078014">
            <text:p>35,46099290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[.C424]/[.A424]" office:value-type="float" office:value="35.377358490566">
            <text:p>35,37735849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[.C425]/[.A425]" office:value-type="float" office:value="35.2941176470588">
            <text:p>35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[.C426]/[.A426]" office:value-type="float" office:value="35.2112676056338">
            <text:p>35,21126760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[.C427]/[.A427]" office:value-type="float" office:value="35.1288056206089">
            <text:p>35,12880562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[.C428]/[.A428]" office:value-type="float" office:value="35.0467289719626">
            <text:p>35,0467289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[.C429]/[.A429]" office:value-type="float" office:value="34.965034965035">
            <text:p>34,9650349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[.C430]/[.A430]" office:value-type="float" office:value="34.8837209302326">
            <text:p>34,88372093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[.C431]/[.A431]" office:value-type="float" office:value="34.8027842227378">
            <text:p>34,8027842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[.C432]/[.A432]" office:value-type="float" office:value="34.7222222222222">
            <text:p>34,72222222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[.C433]/[.A433]" office:value-type="float" office:value="34.6420323325635">
            <text:p>34,64203233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[.C434]/[.A434]" office:value-type="float" office:value="34.5622119815668">
            <text:p>34,5622119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[.C435]/[.A435]" office:value-type="float" office:value="34.4827586206897">
            <text:p>34,48275862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[.C436]/[.A436]" office:value-type="float" office:value="34.4036697247706">
            <text:p>34,40366972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[.C437]/[.A437]" office:value-type="float" office:value="34.324942791762">
            <text:p>34,3249427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[.C438]/[.A438]" office:value-type="float" office:value="34.2465753424658">
            <text:p>34,24657534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C439]/[.A439]" office:value-type="float" office:value="34.1685649202733">
            <text:p>34,1685649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[.C440]/[.A440]" office:value-type="float" office:value="34.0909090909091">
            <text:p>34,09090909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[.C441]/[.A441]" office:value-type="float" office:value="34.0136054421769">
            <text:p>34,01360544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[.C442]/[.A442]" office:value-type="float" office:value="33.9366515837104">
            <text:p>33,9366515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[.C443]/[.A443]" office:value-type="float" office:value="33.8600451467269">
            <text:p>33,86004514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[.C444]/[.A444]" office:value-type="float" office:value="33.7837837837838">
            <text:p>33,78378378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[.C445]/[.A445]" office:value-type="float" office:value="33.7078651685393">
            <text:p>33,70786516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[.C446]/[.A446]" office:value-type="float" office:value="33.6322869955157">
            <text:p>33,63228699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[.C447]/[.A447]" office:value-type="float" office:value="33.5570469798658">
            <text:p>33,557046979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C448]/[.A448]" office:value-type="float" office:value="33.4821428571429">
            <text:p>33,482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[.C449]/[.A449]" office:value-type="float" office:value="33.4075723830735">
            <text:p>33,4075723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[.C450]/[.A450]" office:value-type="float" office:value="33.3333333333333">
            <text:p>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[.C451]/[.A451]" office:value-type="float" office:value="33.2594235033259">
            <text:p>33,25942350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[.C452]/[.A452]" office:value-type="float" office:value="33.1858407079646">
            <text:p>33,1858407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[.C453]/[.A453]" office:value-type="float" office:value="33.1125827814569">
            <text:p>33,11258278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[.C454]/[.A454]" office:value-type="float" office:value="33.0396475770925">
            <text:p>33,03964757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[.C455]/[.A455]" office:value-type="float" office:value="32.967032967033">
            <text:p>32,967032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[.C456]/[.A456]" office:value-type="float" office:value="32.8947368421053">
            <text:p>32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[.C457]/[.A457]" office:value-type="float" office:value="32.8227571115974">
            <text:p>32,8227571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[.C458]/[.A458]" office:value-type="float" office:value="32.7510917030568">
            <text:p>32,75109170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[.C459]/[.A459]" office:value-type="float" office:value="32.6797385620915">
            <text:p>32,6797385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[.C460]/[.A460]" office:value-type="float" office:value="32.6086956521739">
            <text:p>32,60869565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[.C461]/[.A461]" office:value-type="float" office:value="32.5379609544469">
            <text:p>32,53796095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[.C462]/[.A462]" office:value-type="float" office:value="32.4675324675325">
            <text:p>32,46753246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[.C463]/[.A463]" office:value-type="float" office:value="32.3974082073434">
            <text:p>32,3974082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[.C464]/[.A464]" office:value-type="float" office:value="32.3275862068966">
            <text:p>32,32758620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[.C465]/[.A465]" office:value-type="float" office:value="32.258064516129">
            <text:p>32,25806451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[.C466]/[.A466]" office:value-type="float" office:value="32.1888412017167">
            <text:p>32,18884120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[.C467]/[.A467]" office:value-type="float" office:value="32.1199143468951">
            <text:p>32,11991434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[.C468]/[.A468]" office:value-type="float" office:value="32.0512820512821">
            <text:p>32,05128205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[.C469]/[.A469]" office:value-type="float" office:value="31.9829424307036">
            <text:p>31,98294243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[.C470]/[.A470]" office:value-type="float" office:value="31.9148936170213">
            <text:p>31,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[.C471]/[.A471]" office:value-type="float" office:value="31.8471337579618">
            <text:p>31,8471337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[.C472]/[.A472]" office:value-type="float" office:value="31.7796610169492">
            <text:p>31,7796610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[.C473]/[.A473]" office:value-type="float" office:value="31.7124735729387">
            <text:p>31,71247357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[.C474]/[.A474]" office:value-type="float" office:value="31.6455696202532">
            <text:p>31,6455696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[.C475]/[.A475]" office:value-type="float" office:value="31.5789473684211">
            <text:p>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[.C476]/[.A476]" office:value-type="float" office:value="31.5126050420168">
            <text:p>31,5126050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[.C477]/[.A477]" office:value-type="float" office:value="31.4465408805031">
            <text:p>31,4465408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[.C478]/[.A478]" office:value-type="float" office:value="31.3807531380753">
            <text:p>31,38075313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[.C479]/[.A479]" office:value-type="float" office:value="31.3152400835073">
            <text:p>31,31524008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C480]/[.A480]" office:value-type="float" office:value="31.25">
            <text:p>31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[.C481]/[.A481]" office:value-type="float" office:value="31.1850311850312">
            <text:p>31,1850311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[.C482]/[.A482]" office:value-type="float" office:value="31.1203319502075">
            <text:p>31,12033195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[.C483]/[.A483]" office:value-type="float" office:value="31.055900621118">
            <text:p>31,0559006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[.C484]/[.A484]" office:value-type="float" office:value="30.9917355371901">
            <text:p>30,99173553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[.C485]/[.A485]" office:value-type="float" office:value="30.9278350515464">
            <text:p>30,92783505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[.C486]/[.A486]" office:value-type="float" office:value="30.8641975308642">
            <text:p>30,86419753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[.C487]/[.A487]" office:value-type="float" office:value="30.8008213552361">
            <text:p>30,8008213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.C488]/[.A488]" office:value-type="float" office:value="30.7377049180328">
            <text:p>30,737704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[.C489]/[.A489]" office:value-type="float" office:value="30.6748466257669">
            <text:p>30,67484662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[.C490]/[.A490]" office:value-type="float" office:value="30.6122448979592">
            <text:p>30,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[.C491]/[.A491]" office:value-type="float" office:value="30.5498981670061">
            <text:p>30,5498981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[.C492]/[.A492]" office:value-type="float" office:value="30.4878048780488">
            <text:p>30,4878048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[.C493]/[.A493]" office:value-type="float" office:value="30.4259634888438">
            <text:p>30,42596348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[.C494]/[.A494]" office:value-type="float" office:value="30.3643724696356">
            <text:p>30,3643724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[.C495]/[.A495]" office:value-type="float" office:value="30.3030303030303">
            <text:p>30,3030303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[.C496]/[.A496]" office:value-type="float" office:value="30.241935483871">
            <text:p>30,24193548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[.C497]/[.A497]" office:value-type="float" office:value="30.1810865191147">
            <text:p>30,18108651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[.C498]/[.A498]" office:value-type="float" office:value="30.1204819277108">
            <text:p>30,12048192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[.C499]/[.A499]" office:value-type="float" office:value="30.060120240481">
            <text:p>30,060120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C500]/[.A500]" office:value-type="float" office:value="30">
            <text:p>30</text:p>
          </table:table-cell>
          <table:table-cell office:value-type="float" office:value="15000">
            <text:p>15000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15000">
            <text:p>1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7500">
            <text:p>7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4]/[.A4]" office:value-type="float" office:value="3750">
            <text:p>3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5]/[.A5]" office:value-type="float" office:value="3000">
            <text:p>3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2500">
            <text:p>2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2142.85714285714">
            <text:p>2142,85714285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1875">
            <text:p>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1666.66666666667">
            <text:p>16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1500">
            <text:p>1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1363.63636363636">
            <text:p>136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1250">
            <text:p>1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153.84615384615">
            <text:p>1153,84615384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071.42857142857">
            <text:p>10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000">
            <text:p>10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937.5">
            <text:p>9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882.352941176471">
            <text:p>882,35294117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833.333333333333">
            <text:p>8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789.473684210526">
            <text:p>78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750">
            <text:p>7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714.285714285714">
            <text:p>7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681.818181818182">
            <text:p>681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652.173913043478">
            <text:p>652,17391304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625">
            <text:p>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600">
            <text:p>6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576.923076923077">
            <text:p>5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555.555555555556">
            <text:p>5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535.714285714286">
            <text:p>5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517.241379310345">
            <text:p>517,24137931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C30]/[.A30]" office:value-type="float" office:value="500">
            <text:p>5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C31]/[.A31]" office:value-type="float" office:value="483.870967741936">
            <text:p>483,87096774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C32]/[.A32]" office:value-type="float" office:value="468.75">
            <text:p>468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C33]/[.A33]" office:value-type="float" office:value="454.545454545455">
            <text:p>4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C34]/[.A34]" office:value-type="float" office:value="441.176470588235">
            <text:p>441,17647058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C35]/[.A35]" office:value-type="float" office:value="428.571428571429">
            <text:p>42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C36]/[.A36]" office:value-type="float" office:value="416.666666666667">
            <text:p>41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C37]/[.A37]" office:value-type="float" office:value="405.405405405405">
            <text:p>405,40540540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C38]/[.A38]" office:value-type="float" office:value="394.736842105263">
            <text:p>394,73684210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C39]/[.A39]" office:value-type="float" office:value="384.615384615385">
            <text:p>384,6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C40]/[.A40]" office:value-type="float" office:value="375">
            <text:p>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C41]/[.A41]" office:value-type="float" office:value="365.853658536585">
            <text:p>365,853658536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C42]/[.A42]" office:value-type="float" office:value="357.142857142857">
            <text:p>35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C43]/[.A43]" office:value-type="float" office:value="348.837209302326">
            <text:p>348,83720930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C44]/[.A44]" office:value-type="float" office:value="340.909090909091">
            <text:p>34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C45]/[.A45]" office:value-type="float" office:value="333.333333333333">
            <text:p>3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C46]/[.A46]" office:value-type="float" office:value="326.086956521739">
            <text:p>326,08695652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C47]/[.A47]" office:value-type="float" office:value="319.148936170213">
            <text:p>319,14893617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C48]/[.A48]" office:value-type="float" office:value="312.5">
            <text:p>31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C49]/[.A49]" office:value-type="float" office:value="306.122448979592">
            <text:p>306,12244897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C50]/[.A50]" office:value-type="float" office:value="300">
            <text:p>3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C51]/[.A51]" office:value-type="float" office:value="294.117647058824">
            <text:p>29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C52]/[.A52]" office:value-type="float" office:value="288.461538461538">
            <text:p>28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C53]/[.A53]" office:value-type="float" office:value="283.018867924528">
            <text:p>283,01886792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C54]/[.A54]" office:value-type="float" office:value="277.777777777778">
            <text:p>277,77777777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C55]/[.A55]" office:value-type="float" office:value="272.727272727273">
            <text:p>272,7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C56]/[.A56]" office:value-type="float" office:value="267.857142857143">
            <text:p>267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C57]/[.A57]" office:value-type="float" office:value="263.157894736842">
            <text:p>263,15789473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C58]/[.A58]" office:value-type="float" office:value="258.620689655172">
            <text:p>258,6206896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C59]/[.A59]" office:value-type="float" office:value="254.237288135593">
            <text:p>254,23728813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C60]/[.A60]" office:value-type="float" office:value="250">
            <text:p>2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C61]/[.A61]" office:value-type="float" office:value="245.901639344262">
            <text:p>245,9016393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C62]/[.A62]" office:value-type="float" office:value="241.935483870968">
            <text:p>241,9354838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C63]/[.A63]" office:value-type="float" office:value="238.095238095238">
            <text:p>238,09523809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C64]/[.A64]" office:value-type="float" office:value="234.375">
            <text:p>234,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C65]/[.A65]" office:value-type="float" office:value="230.769230769231">
            <text:p>230,769230769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C66]/[.A66]" office:value-type="float" office:value="227.272727272727">
            <text:p>227,27272727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C67]/[.A67]" office:value-type="float" office:value="223.880597014925">
            <text:p>223,8805970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C68]/[.A68]" office:value-type="float" office:value="220.588235294118">
            <text:p>220,58823529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C69]/[.A69]" office:value-type="float" office:value="217.391304347826">
            <text:p>217,39130434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C70]/[.A70]" office:value-type="float" office:value="214.285714285714">
            <text:p>214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C71]/[.A71]" office:value-type="float" office:value="211.267605633803">
            <text:p>211,26760563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C72]/[.A72]" office:value-type="float" office:value="208.333333333333">
            <text:p>208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C73]/[.A73]" office:value-type="float" office:value="205.479452054794">
            <text:p>205,47945205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C74]/[.A74]" office:value-type="float" office:value="202.702702702703">
            <text:p>202,70270270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C75]/[.A75]" office:value-type="float" office:value="200">
            <text:p>2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C76]/[.A76]" office:value-type="float" office:value="197.368421052632">
            <text:p>197,3684210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C77]/[.A77]" office:value-type="float" office:value="194.805194805195">
            <text:p>194,80519480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C78]/[.A78]" office:value-type="float" office:value="192.307692307692">
            <text:p>192,30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C79]/[.A79]" office:value-type="float" office:value="189.873417721519">
            <text:p>189,87341772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C80]/[.A80]" office:value-type="float" office:value="187.5">
            <text:p>18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C81]/[.A81]" office:value-type="float" office:value="185.185185185185">
            <text:p>185,18518518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C82]/[.A82]" office:value-type="float" office:value="182.926829268293">
            <text:p>182,92682926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C83]/[.A83]" office:value-type="float" office:value="180.722891566265">
            <text:p>180,72289156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C84]/[.A84]" office:value-type="float" office:value="178.571428571429">
            <text:p>178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C85]/[.A85]" office:value-type="float" office:value="176.470588235294">
            <text:p>176,47058823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C86]/[.A86]" office:value-type="float" office:value="174.418604651163">
            <text:p>174,41860465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C87]/[.A87]" office:value-type="float" office:value="172.413793103448">
            <text:p>172,4137931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C88]/[.A88]" office:value-type="float" office:value="170.454545454545">
            <text:p>170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C89]/[.A89]" office:value-type="float" office:value="168.539325842697">
            <text:p>168,53932584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C90]/[.A90]" office:value-type="float" office:value="166.666666666667">
            <text:p>1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C91]/[.A91]" office:value-type="float" office:value="164.835164835165">
            <text:p>164,83516483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C92]/[.A92]" office:value-type="float" office:value="163.04347826087">
            <text:p>163,04347826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C93]/[.A93]" office:value-type="float" office:value="161.290322580645">
            <text:p>161,2903225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C94]/[.A94]" office:value-type="float" office:value="159.574468085106">
            <text:p>159,5744680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C95]/[.A95]" office:value-type="float" office:value="157.894736842105">
            <text:p>157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C96]/[.A96]" office:value-type="float" office:value="156.25">
            <text:p>156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C97]/[.A97]" office:value-type="float" office:value="154.639175257732">
            <text:p>154,63917525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C98]/[.A98]" office:value-type="float" office:value="153.061224489796">
            <text:p>153,0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C99]/[.A99]" office:value-type="float" office:value="151.515151515152">
            <text:p>151,51515151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C100]/[.A100]" office:value-type="float" office:value="150">
            <text:p>1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C101]/[.A101]" office:value-type="float" office:value="148.514851485149">
            <text:p>148,51485148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C102]/[.A102]" office:value-type="float" office:value="147.058823529412">
            <text:p>147,05882352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C103]/[.A103]" office:value-type="float" office:value="145.631067961165">
            <text:p>145,631067961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C104]/[.A104]" office:value-type="float" office:value="144.230769230769">
            <text:p>144,23076923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C105]/[.A105]" office:value-type="float" office:value="142.857142857143">
            <text:p>1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C106]/[.A106]" office:value-type="float" office:value="141.509433962264">
            <text:p>141,50943396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C107]/[.A107]" office:value-type="float" office:value="140.18691588785">
            <text:p>140,18691588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C108]/[.A108]" office:value-type="float" office:value="138.888888888889">
            <text:p>138,88888888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C109]/[.A109]" office:value-type="float" office:value="137.614678899083">
            <text:p>137,6146788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C110]/[.A110]" office:value-type="float" office:value="136.363636363636">
            <text:p>136,36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C111]/[.A111]" office:value-type="float" office:value="135.135135135135">
            <text:p>135,1351351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C112]/[.A112]" office:value-type="float" office:value="133.928571428571">
            <text:p>133,9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C113]/[.A113]" office:value-type="float" office:value="132.743362831858">
            <text:p>132,74336283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C114]/[.A114]" office:value-type="float" office:value="131.578947368421">
            <text:p>1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C115]/[.A115]" office:value-type="float" office:value="130.434782608696">
            <text:p>130,4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C116]/[.A116]" office:value-type="float" office:value="129.310344827586">
            <text:p>129,31034482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C117]/[.A117]" office:value-type="float" office:value="128.205128205128">
            <text:p>128,2051282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C118]/[.A118]" office:value-type="float" office:value="127.118644067797">
            <text:p>127,1186440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C119]/[.A119]" office:value-type="float" office:value="126.050420168067">
            <text:p>126,05042016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C120]/[.A120]" office:value-type="float" office:value="125">
            <text:p>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C121]/[.A121]" office:value-type="float" office:value="123.96694214876">
            <text:p>123,96694214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C122]/[.A122]" office:value-type="float" office:value="122.950819672131">
            <text:p>122,95081967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C123]/[.A123]" office:value-type="float" office:value="121.951219512195">
            <text:p>121,95121951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C124]/[.A124]" office:value-type="float" office:value="120.967741935484">
            <text:p>120,96774193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C125]/[.A125]" office:value-type="float" office:value="120">
            <text:p>12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C126]/[.A126]" office:value-type="float" office:value="119.047619047619">
            <text:p>119,0476190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C127]/[.A127]" office:value-type="float" office:value="118.110236220472">
            <text:p>118,11023622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C128]/[.A128]" office:value-type="float" office:value="117.1875">
            <text:p>117,1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C129]/[.A129]" office:value-type="float" office:value="116.279069767442">
            <text:p>116,2790697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C130]/[.A130]" office:value-type="float" office:value="115.384615384615">
            <text:p>115,384615384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C131]/[.A131]" office:value-type="float" office:value="114.503816793893">
            <text:p>114,50381679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C132]/[.A132]" office:value-type="float" office:value="113.636363636364">
            <text:p>113,63636363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C133]/[.A133]" office:value-type="float" office:value="112.781954887218">
            <text:p>112,78195488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C134]/[.A134]" office:value-type="float" office:value="111.940298507463">
            <text:p>111,94029850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C135]/[.A135]" office:value-type="float" office:value="111.111111111111">
            <text:p>111,1111111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C136]/[.A136]" office:value-type="float" office:value="110.294117647059">
            <text:p>110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C137]/[.A137]" office:value-type="float" office:value="109.489051094891">
            <text:p>109,48905109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C138]/[.A138]" office:value-type="float" office:value="108.695652173913">
            <text:p>108,6956521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C139]/[.A139]" office:value-type="float" office:value="107.913669064748">
            <text:p>107,9136690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C140]/[.A140]" office:value-type="float" office:value="107.142857142857">
            <text:p>107,1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C141]/[.A141]" office:value-type="float" office:value="106.382978723404">
            <text:p>106,3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C142]/[.A142]" office:value-type="float" office:value="105.633802816901">
            <text:p>105,6338028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C143]/[.A143]" office:value-type="float" office:value="104.895104895105">
            <text:p>104,89510489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C144]/[.A144]" office:value-type="float" office:value="104.166666666667">
            <text:p>104,1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C145]/[.A145]" office:value-type="float" office:value="103.448275862069">
            <text:p>103,4482758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C146]/[.A146]" office:value-type="float" office:value="102.739726027397">
            <text:p>102,73972602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C147]/[.A147]" office:value-type="float" office:value="102.040816326531">
            <text:p>102,04081632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C148]/[.A148]" office:value-type="float" office:value="101.351351351351">
            <text:p>101,35135135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C149]/[.A149]" office:value-type="float" office:value="100.671140939597">
            <text:p>100,67114093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C150]/[.A150]" office:value-type="float" office:value="100">
            <text:p>10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C151]/[.A151]" office:value-type="float" office:value="99.3377483443709">
            <text:p>99,3377483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C152]/[.A152]" office:value-type="float" office:value="98.6842105263158">
            <text:p>98,68421052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C153]/[.A153]" office:value-type="float" office:value="98.0392156862745">
            <text:p>98,03921568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C154]/[.A154]" office:value-type="float" office:value="97.4025974025974">
            <text:p>97,4025974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C155]/[.A155]" office:value-type="float" office:value="96.7741935483871">
            <text:p>96,77419354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C156]/[.A156]" office:value-type="float" office:value="96.1538461538462">
            <text:p>9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C157]/[.A157]" office:value-type="float" office:value="95.5414012738854">
            <text:p>95,54140127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C158]/[.A158]" office:value-type="float" office:value="94.9367088607595">
            <text:p>94,93670886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C159]/[.A159]" office:value-type="float" office:value="94.3396226415094">
            <text:p>94,33962264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C160]/[.A160]" office:value-type="float" office:value="93.75">
            <text:p>93,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C161]/[.A161]" office:value-type="float" office:value="93.167701863354">
            <text:p>93,16770186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C162]/[.A162]" office:value-type="float" office:value="92.5925925925926">
            <text:p>92,59259259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C163]/[.A163]" office:value-type="float" office:value="92.0245398773006">
            <text:p>92,02453987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C164]/[.A164]" office:value-type="float" office:value="91.4634146341463">
            <text:p>91,46341463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C165]/[.A165]" office:value-type="float" office:value="90.9090909090909">
            <text:p>90,90909090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C166]/[.A166]" office:value-type="float" office:value="90.3614457831325">
            <text:p>90,3614457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C167]/[.A167]" office:value-type="float" office:value="89.8203592814371">
            <text:p>89,82035928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C168]/[.A168]" office:value-type="float" office:value="89.2857142857143">
            <text:p>89,28571428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C169]/[.A169]" office:value-type="float" office:value="88.7573964497041">
            <text:p>88,75739644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C170]/[.A170]" office:value-type="float" office:value="88.2352941176471">
            <text:p>88,2352941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C171]/[.A171]" office:value-type="float" office:value="87.719298245614">
            <text:p>87,71929824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C172]/[.A172]" office:value-type="float" office:value="87.2093023255814">
            <text:p>87,20930232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C173]/[.A173]" office:value-type="float" office:value="86.7052023121387">
            <text:p>86,70520231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C174]/[.A174]" office:value-type="float" office:value="86.2068965517241">
            <text:p>86,20689655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C175]/[.A175]" office:value-type="float" office:value="85.7142857142857">
            <text:p>8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C176]/[.A176]" office:value-type="float" office:value="85.2272727272727">
            <text:p>85,22727272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C177]/[.A177]" office:value-type="float" office:value="84.7457627118644">
            <text:p>84,74576271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C178]/[.A178]" office:value-type="float" office:value="84.2696629213483">
            <text:p>84,2696629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C179]/[.A179]" office:value-type="float" office:value="83.7988826815642">
            <text:p>83,7988826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C180]/[.A180]" office:value-type="float" office:value="83.3333333333333">
            <text:p>8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C181]/[.A181]" office:value-type="float" office:value="82.8729281767956">
            <text:p>82,87292817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C182]/[.A182]" office:value-type="float" office:value="82.4175824175824">
            <text:p>82,41758241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C183]/[.A183]" office:value-type="float" office:value="81.9672131147541">
            <text:p>81,96721311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C184]/[.A184]" office:value-type="float" office:value="81.5217391304348">
            <text:p>81,5217391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C185]/[.A185]" office:value-type="float" office:value="81.0810810810811">
            <text:p>81,0810810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C186]/[.A186]" office:value-type="float" office:value="80.6451612903226">
            <text:p>80,6451612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C187]/[.A187]" office:value-type="float" office:value="80.2139037433155">
            <text:p>80,21390374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C188]/[.A188]" office:value-type="float" office:value="79.7872340425532">
            <text:p>79,7872340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C189]/[.A189]" office:value-type="float" office:value="79.3650793650794">
            <text:p>79,36507936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C190]/[.A190]" office:value-type="float" office:value="78.9473684210526">
            <text:p>78,9473684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C191]/[.A191]" office:value-type="float" office:value="78.5340314136126">
            <text:p>78,53403141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C192]/[.A192]" office:value-type="float" office:value="78.125">
            <text:p>78,1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C193]/[.A193]" office:value-type="float" office:value="77.720207253886">
            <text:p>77,72020725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C194]/[.A194]" office:value-type="float" office:value="77.319587628866">
            <text:p>77,31958762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C195]/[.A195]" office:value-type="float" office:value="76.9230769230769">
            <text:p>76,92307692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C196]/[.A196]" office:value-type="float" office:value="76.530612244898">
            <text:p>76,53061224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C197]/[.A197]" office:value-type="float" office:value="76.1421319796954">
            <text:p>76,142131979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C198]/[.A198]" office:value-type="float" office:value="75.7575757575758">
            <text:p>75,75757575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C199]/[.A199]" office:value-type="float" office:value="75.3768844221105">
            <text:p>75,37688442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C200]/[.A200]" office:value-type="float" office:value="75">
            <text:p>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C201]/[.A201]" office:value-type="float" office:value="74.6268656716418">
            <text:p>74,62686567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C202]/[.A202]" office:value-type="float" office:value="74.2574257425743">
            <text:p>74,25742574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C203]/[.A203]" office:value-type="float" office:value="73.8916256157635">
            <text:p>73,89162561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C204]/[.A204]" office:value-type="float" office:value="73.5294117647059">
            <text:p>73,52941176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C205]/[.A205]" office:value-type="float" office:value="73.1707317073171">
            <text:p>73,1707317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C206]/[.A206]" office:value-type="float" office:value="72.8155339805825">
            <text:p>72,81553398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C207]/[.A207]" office:value-type="float" office:value="72.463768115942">
            <text:p>72,4637681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C208]/[.A208]" office:value-type="float" office:value="72.1153846153846">
            <text:p>72,11538461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C209]/[.A209]" office:value-type="float" office:value="71.7703349282297">
            <text:p>71,77033492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C210]/[.A210]" office:value-type="float" office:value="71.4285714285714">
            <text:p>71,428571428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C211]/[.A211]" office:value-type="float" office:value="71.0900473933649">
            <text:p>71,0900473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C212]/[.A212]" office:value-type="float" office:value="70.7547169811321">
            <text:p>70,75471698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C213]/[.A213]" office:value-type="float" office:value="70.4225352112676">
            <text:p>70,42253521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C214]/[.A214]" office:value-type="float" office:value="70.0934579439252">
            <text:p>70,09345794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C215]/[.A215]" office:value-type="float" office:value="69.7674418604651">
            <text:p>69,76744186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C216]/[.A216]" office:value-type="float" office:value="69.4444444444444">
            <text:p>69,44444444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C217]/[.A217]" office:value-type="float" office:value="69.1244239631336">
            <text:p>69,12442396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C218]/[.A218]" office:value-type="float" office:value="68.8073394495413">
            <text:p>68,8073394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C219]/[.A219]" office:value-type="float" office:value="68.4931506849315">
            <text:p>68,4931506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C220]/[.A220]" office:value-type="float" office:value="68.1818181818182">
            <text:p>68,18181818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C221]/[.A221]" office:value-type="float" office:value="67.8733031674208">
            <text:p>67,87330316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C222]/[.A222]" office:value-type="float" office:value="67.5675675675676">
            <text:p>67,56756756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C223]/[.A223]" office:value-type="float" office:value="67.2645739910314">
            <text:p>67,2645739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C224]/[.A224]" office:value-type="float" office:value="66.9642857142857">
            <text:p>66,96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C225]/[.A225]" office:value-type="float" office:value="66.6666666666667">
            <text:p>66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C226]/[.A226]" office:value-type="float" office:value="66.3716814159292">
            <text:p>66,37168141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C227]/[.A227]" office:value-type="float" office:value="66.079295154185">
            <text:p>66,07929515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C228]/[.A228]" office:value-type="float" office:value="65.7894736842105">
            <text:p>65,78947368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C229]/[.A229]" office:value-type="float" office:value="65.5021834061135">
            <text:p>65,5021834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C230]/[.A230]" office:value-type="float" office:value="65.2173913043478">
            <text:p>65,21739130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C231]/[.A231]" office:value-type="float" office:value="64.9350649350649">
            <text:p>64,93506493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C232]/[.A232]" office:value-type="float" office:value="64.6551724137931">
            <text:p>64,65517241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C233]/[.A233]" office:value-type="float" office:value="64.3776824034335">
            <text:p>64,37768240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C234]/[.A234]" office:value-type="float" office:value="64.1025641025641">
            <text:p>64,10256410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C235]/[.A235]" office:value-type="float" office:value="63.8297872340426">
            <text:p>63,8297872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C236]/[.A236]" office:value-type="float" office:value="63.5593220338983">
            <text:p>63,55932203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C237]/[.A237]" office:value-type="float" office:value="63.2911392405063">
            <text:p>63,291139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C238]/[.A238]" office:value-type="float" office:value="63.0252100840336">
            <text:p>63,0252100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C239]/[.A239]" office:value-type="float" office:value="62.7615062761506">
            <text:p>62,761506276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C240]/[.A240]" office:value-type="float" office:value="62.5">
            <text:p>62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C241]/[.A241]" office:value-type="float" office:value="62.2406639004149">
            <text:p>62,24066390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C242]/[.A242]" office:value-type="float" office:value="61.9834710743802">
            <text:p>61,98347107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C243]/[.A243]" office:value-type="float" office:value="61.7283950617284">
            <text:p>61,7283950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C244]/[.A244]" office:value-type="float" office:value="61.4754098360656">
            <text:p>61,47540983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C245]/[.A245]" office:value-type="float" office:value="61.2244897959184">
            <text:p>61,22448979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C246]/[.A246]" office:value-type="float" office:value="60.9756097560976">
            <text:p>60,9756097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C247]/[.A247]" office:value-type="float" office:value="60.7287449392713">
            <text:p>60,728744939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C248]/[.A248]" office:value-type="float" office:value="60.4838709677419">
            <text:p>60,48387096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C249]/[.A249]" office:value-type="float" office:value="60.2409638554217">
            <text:p>60,24096385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C250]/[.A250]" office:value-type="float" office:value="60">
            <text:p>6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C251]/[.A251]" office:value-type="float" office:value="59.7609561752988">
            <text:p>59,760956175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C252]/[.A252]" office:value-type="float" office:value="59.5238095238095">
            <text:p>59,52380952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C253]/[.A253]" office:value-type="float" office:value="59.2885375494071">
            <text:p>59,288537549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C254]/[.A254]" office:value-type="float" office:value="59.0551181102362">
            <text:p>59,05511811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C255]/[.A255]" office:value-type="float" office:value="58.8235294117647">
            <text:p>58,8235294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C256]/[.A256]" office:value-type="float" office:value="58.59375">
            <text:p>58,593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[.C257]/[.A257]" office:value-type="float" office:value="58.3657587548638">
            <text:p>58,36575875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[.C258]/[.A258]" office:value-type="float" office:value="58.1395348837209">
            <text:p>58,1395348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C259]/[.A259]" office:value-type="float" office:value="57.9150579150579">
            <text:p>57,91505791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C260]/[.A260]" office:value-type="float" office:value="57.6923076923077">
            <text:p>57,69230769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[.C261]/[.A261]" office:value-type="float" office:value="57.4712643678161">
            <text:p>57,47126436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[.C262]/[.A262]" office:value-type="float" office:value="57.2519083969466">
            <text:p>57,25190839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[.C263]/[.A263]" office:value-type="float" office:value="57.0342205323194">
            <text:p>57,034220532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[.C264]/[.A264]" office:value-type="float" office:value="56.8181818181818">
            <text:p>56,818181818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[.C265]/[.A265]" office:value-type="float" office:value="56.6037735849057">
            <text:p>56,60377358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[.C266]/[.A266]" office:value-type="float" office:value="56.390977443609">
            <text:p>56,39097744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[.C267]/[.A267]" office:value-type="float" office:value="56.1797752808989">
            <text:p>56,17977528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[.C268]/[.A268]" office:value-type="float" office:value="55.9701492537313">
            <text:p>55,9701492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[.C269]/[.A269]" office:value-type="float" office:value="55.7620817843866">
            <text:p>55,76208178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C270]/[.A270]" office:value-type="float" office:value="55.5555555555556">
            <text:p>55,55555555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[.C271]/[.A271]" office:value-type="float" office:value="55.3505535055351">
            <text:p>55,35055350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[.C272]/[.A272]" office:value-type="float" office:value="55.1470588235294">
            <text:p>55,14705882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[.C273]/[.A273]" office:value-type="float" office:value="54.9450549450549">
            <text:p>54,94505494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[.C274]/[.A274]" office:value-type="float" office:value="54.7445255474453">
            <text:p>54,7445255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[.C275]/[.A275]" office:value-type="float" office:value="54.5454545454546">
            <text:p>54,54545454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[.C276]/[.A276]" office:value-type="float" office:value="54.3478260869565">
            <text:p>54,3478260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C277]/[.A277]" office:value-type="float" office:value="54.1516245487365">
            <text:p>54,15162454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C278]/[.A278]" office:value-type="float" office:value="53.9568345323741">
            <text:p>53,95683453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C279]/[.A279]" office:value-type="float" office:value="53.7634408602151">
            <text:p>53,76344086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C280]/[.A280]" office:value-type="float" office:value="53.5714285714286">
            <text:p>53,571428571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C281]/[.A281]" office:value-type="float" office:value="53.3807829181495">
            <text:p>53,38078291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C282]/[.A282]" office:value-type="float" office:value="53.1914893617021">
            <text:p>53,1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[.C283]/[.A283]" office:value-type="float" office:value="53.0035335689046">
            <text:p>53,0035335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[.C284]/[.A284]" office:value-type="float" office:value="52.8169014084507">
            <text:p>52,816901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[.C285]/[.A285]" office:value-type="float" office:value="52.6315789473684">
            <text:p>52,63157894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[.C286]/[.A286]" office:value-type="float" office:value="52.4475524475525">
            <text:p>52,447552447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[.C287]/[.A287]" office:value-type="float" office:value="52.2648083623693">
            <text:p>52,2648083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C288]/[.A288]" office:value-type="float" office:value="52.0833333333333">
            <text:p>52,08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[.C289]/[.A289]" office:value-type="float" office:value="51.9031141868512">
            <text:p>51,90311418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C290]/[.A290]" office:value-type="float" office:value="51.7241379310345">
            <text:p>51,7241379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[.C291]/[.A291]" office:value-type="float" office:value="51.5463917525773">
            <text:p>51,54639175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C292]/[.A292]" office:value-type="float" office:value="51.3698630136986">
            <text:p>51,36986301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[.C293]/[.A293]" office:value-type="float" office:value="51.1945392491468">
            <text:p>51,19453924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[.C294]/[.A294]" office:value-type="float" office:value="51.0204081632653">
            <text:p>51,0204081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[.C295]/[.A295]" office:value-type="float" office:value="50.8474576271186">
            <text:p>50,84745762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[.C296]/[.A296]" office:value-type="float" office:value="50.6756756756757">
            <text:p>50,67567567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[.C297]/[.A297]" office:value-type="float" office:value="50.5050505050505">
            <text:p>50,505050505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[.C298]/[.A298]" office:value-type="float" office:value="50.3355704697987">
            <text:p>50,33557046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[.C299]/[.A299]" office:value-type="float" office:value="50.1672240802676">
            <text:p>50,16722408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C300]/[.A300]" office:value-type="float" office:value="50">
            <text:p>5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[.C301]/[.A301]" office:value-type="float" office:value="49.8338870431894">
            <text:p>49,83388704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[.C302]/[.A302]" office:value-type="float" office:value="49.6688741721854">
            <text:p>49,66887417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[.C303]/[.A303]" office:value-type="float" office:value="49.5049504950495">
            <text:p>49,50495049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[.C304]/[.A304]" office:value-type="float" office:value="49.3421052631579">
            <text:p>49,342105263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[.C305]/[.A305]" office:value-type="float" office:value="49.1803278688525">
            <text:p>49,180327868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[.C306]/[.A306]" office:value-type="float" office:value="49.0196078431373">
            <text:p>49,01960784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[.C307]/[.A307]" office:value-type="float" office:value="48.8599348534202">
            <text:p>48,85993485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[.C308]/[.A308]" office:value-type="float" office:value="48.7012987012987">
            <text:p>48,70129870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[.C309]/[.A309]" office:value-type="float" office:value="48.5436893203884">
            <text:p>48,54368932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C310]/[.A310]" office:value-type="float" office:value="48.3870967741936">
            <text:p>48,38709677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[.C311]/[.A311]" office:value-type="float" office:value="48.2315112540193">
            <text:p>48,23151125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[.C312]/[.A312]" office:value-type="float" office:value="48.0769230769231">
            <text:p>48,07692307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[.C313]/[.A313]" office:value-type="float" office:value="47.9233226837061">
            <text:p>47,9233226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[.C314]/[.A314]" office:value-type="float" office:value="47.7707006369427">
            <text:p>47,77070063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[.C315]/[.A315]" office:value-type="float" office:value="47.6190476190476">
            <text:p>47,61904761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[.C316]/[.A316]" office:value-type="float" office:value="47.4683544303798">
            <text:p>47,468354430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[.C317]/[.A317]" office:value-type="float" office:value="47.3186119873817">
            <text:p>47,31861198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C318]/[.A318]" office:value-type="float" office:value="47.1698113207547">
            <text:p>47,16981132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C319]/[.A319]" office:value-type="float" office:value="47.0219435736677">
            <text:p>47,02194357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C320]/[.A320]" office:value-type="float" office:value="46.875">
            <text:p>46,8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C321]/[.A321]" office:value-type="float" office:value="46.7289719626168">
            <text:p>46,72897196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C322]/[.A322]" office:value-type="float" office:value="46.583850931677">
            <text:p>46,58385093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C323]/[.A323]" office:value-type="float" office:value="46.4396284829721">
            <text:p>46,43962848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C324]/[.A324]" office:value-type="float" office:value="46.2962962962963">
            <text:p>46,296296296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C325]/[.A325]" office:value-type="float" office:value="46.1538461538462">
            <text:p>46,15384615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C326]/[.A326]" office:value-type="float" office:value="46.0122699386503">
            <text:p>46,012269938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C327]/[.A327]" office:value-type="float" office:value="45.8715596330275">
            <text:p>45,8715596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C328]/[.A328]" office:value-type="float" office:value="45.7317073170732">
            <text:p>45,73170731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C329]/[.A329]" office:value-type="float" office:value="45.5927051671732">
            <text:p>45,59270516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C330]/[.A330]" office:value-type="float" office:value="45.4545454545455">
            <text:p>45,45454545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C331]/[.A331]" office:value-type="float" office:value="45.3172205438066">
            <text:p>45,31722054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C332]/[.A332]" office:value-type="float" office:value="45.1807228915663">
            <text:p>45,18072289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C333]/[.A333]" office:value-type="float" office:value="45.0450450450451">
            <text:p>45,04504504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C334]/[.A334]" office:value-type="float" office:value="44.9101796407186">
            <text:p>44,91017964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C335]/[.A335]" office:value-type="float" office:value="44.7761194029851">
            <text:p>44,7761194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C336]/[.A336]" office:value-type="float" office:value="44.6428571428571">
            <text:p>44,64285714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C337]/[.A337]" office:value-type="float" office:value="44.5103857566766">
            <text:p>44,51038575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C338]/[.A338]" office:value-type="float" office:value="44.3786982248521">
            <text:p>44,37869822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C339]/[.A339]" office:value-type="float" office:value="44.2477876106195">
            <text:p>44,24778761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C340]/[.A340]" office:value-type="float" office:value="44.1176470588235">
            <text:p>44,11764705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C341]/[.A341]" office:value-type="float" office:value="43.9882697947214">
            <text:p>43,98826979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C342]/[.A342]" office:value-type="float" office:value="43.859649122807">
            <text:p>43,85964912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C343]/[.A343]" office:value-type="float" office:value="43.731778425656">
            <text:p>43,731778425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C344]/[.A344]" office:value-type="float" office:value="43.6046511627907">
            <text:p>43,604651162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C345]/[.A345]" office:value-type="float" office:value="43.4782608695652">
            <text:p>43,4782608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C346]/[.A346]" office:value-type="float" office:value="43.3526011560694">
            <text:p>43,35260115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C347]/[.A347]" office:value-type="float" office:value="43.2276657060519">
            <text:p>43,22766570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C348]/[.A348]" office:value-type="float" office:value="43.1034482758621">
            <text:p>43,10344827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C349]/[.A349]" office:value-type="float" office:value="42.9799426934097">
            <text:p>42,979942693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C350]/[.A350]" office:value-type="float" office:value="42.8571428571429">
            <text:p>42,857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C351]/[.A351]" office:value-type="float" office:value="42.7350427350427">
            <text:p>42,7350427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C352]/[.A352]" office:value-type="float" office:value="42.6136363636364">
            <text:p>42,613636363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C353]/[.A353]" office:value-type="float" office:value="42.4929178470255">
            <text:p>42,49291784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C354]/[.A354]" office:value-type="float" office:value="42.3728813559322">
            <text:p>42,37288135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C355]/[.A355]" office:value-type="float" office:value="42.2535211267606">
            <text:p>42,25352112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C356]/[.A356]" office:value-type="float" office:value="42.1348314606742">
            <text:p>42,13483146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C357]/[.A357]" office:value-type="float" office:value="42.0168067226891">
            <text:p>42,0168067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C358]/[.A358]" office:value-type="float" office:value="41.8994413407821">
            <text:p>41,89944134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C359]/[.A359]" office:value-type="float" office:value="41.7827298050139">
            <text:p>41,782729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C360]/[.A360]" office:value-type="float" office:value="41.6666666666667">
            <text:p>41,66666666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C361]/[.A361]" office:value-type="float" office:value="41.5512465373961">
            <text:p>41,55124653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C362]/[.A362]" office:value-type="float" office:value="41.4364640883978">
            <text:p>41,43646408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C363]/[.A363]" office:value-type="float" office:value="41.3223140495868">
            <text:p>41,32231404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C364]/[.A364]" office:value-type="float" office:value="41.2087912087912">
            <text:p>41,20879120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C365]/[.A365]" office:value-type="float" office:value="41.0958904109589">
            <text:p>41,0958904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C366]/[.A366]" office:value-type="float" office:value="40.9836065573771">
            <text:p>40,983606557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C367]/[.A367]" office:value-type="float" office:value="40.8719346049046">
            <text:p>40,87193460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C368]/[.A368]" office:value-type="float" office:value="40.7608695652174">
            <text:p>40,76086956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C369]/[.A369]" office:value-type="float" office:value="40.650406504065">
            <text:p>40,65040650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C370]/[.A370]" office:value-type="float" office:value="40.5405405405405">
            <text:p>40,5405405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C371]/[.A371]" office:value-type="float" office:value="40.4312668463612">
            <text:p>40,431266846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C372]/[.A372]" office:value-type="float" office:value="40.3225806451613">
            <text:p>40,32258064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C373]/[.A373]" office:value-type="float" office:value="40.2144772117963">
            <text:p>40,21447721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C374]/[.A374]" office:value-type="float" office:value="40.1069518716578">
            <text:p>40,10695187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C375]/[.A375]" office:value-type="float" office:value="40">
            <text:p>4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C376]/[.A376]" office:value-type="float" office:value="39.8936170212766">
            <text:p>39,89361702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C377]/[.A377]" office:value-type="float" office:value="39.7877984084881">
            <text:p>39,78779840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C378]/[.A378]" office:value-type="float" office:value="39.6825396825397">
            <text:p>39,68253968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C379]/[.A379]" office:value-type="float" office:value="39.5778364116095">
            <text:p>39,5778364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C380]/[.A380]" office:value-type="float" office:value="39.4736842105263">
            <text:p>39,47368421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C381]/[.A381]" office:value-type="float" office:value="39.3700787401575">
            <text:p>39,37007874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C382]/[.A382]" office:value-type="float" office:value="39.2670157068063">
            <text:p>39,267015706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C383]/[.A383]" office:value-type="float" office:value="39.1644908616188">
            <text:p>39,16449086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C384]/[.A384]" office:value-type="float" office:value="39.0625">
            <text:p>39,06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C385]/[.A385]" office:value-type="float" office:value="38.961038961039">
            <text:p>38,9610389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C386]/[.A386]" office:value-type="float" office:value="38.860103626943">
            <text:p>38,86010362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C387]/[.A387]" office:value-type="float" office:value="38.7596899224806">
            <text:p>38,75968992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C388]/[.A388]" office:value-type="float" office:value="38.659793814433">
            <text:p>38,65979381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C389]/[.A389]" office:value-type="float" office:value="38.560411311054">
            <text:p>38,5604113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C390]/[.A390]" office:value-type="float" office:value="38.4615384615385">
            <text:p>38,46153846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C391]/[.A391]" office:value-type="float" office:value="38.3631713554987">
            <text:p>38,36317135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C392]/[.A392]" office:value-type="float" office:value="38.265306122449">
            <text:p>38,26530612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C393]/[.A393]" office:value-type="float" office:value="38.1679389312977">
            <text:p>38,16793893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C394]/[.A394]" office:value-type="float" office:value="38.0710659898477">
            <text:p>38,0710659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C395]/[.A395]" office:value-type="float" office:value="37.9746835443038">
            <text:p>37,97468354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C396]/[.A396]" office:value-type="float" office:value="37.8787878787879">
            <text:p>37,87878787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C397]/[.A397]" office:value-type="float" office:value="37.7833753148615">
            <text:p>37,783375314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[.C398]/[.A398]" office:value-type="float" office:value="37.6884422110553">
            <text:p>37,68844221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[.C399]/[.A399]" office:value-type="float" office:value="37.593984962406">
            <text:p>37,59398496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C400]/[.A400]" office:value-type="float" office:value="37.5">
            <text:p>37,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[.C401]/[.A401]" office:value-type="float" office:value="37.4064837905237">
            <text:p>37,40648379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[.C402]/[.A402]" office:value-type="float" office:value="37.3134328358209">
            <text:p>37,31343283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[.C403]/[.A403]" office:value-type="float" office:value="37.2208436724566">
            <text:p>37,22084367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[.C404]/[.A404]" office:value-type="float" office:value="37.1287128712871">
            <text:p>37,12871287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[.C405]/[.A405]" office:value-type="float" office:value="37.037037037037">
            <text:p>37,0370370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[.C406]/[.A406]" office:value-type="float" office:value="36.9458128078818">
            <text:p>36,945812807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[.C407]/[.A407]" office:value-type="float" office:value="36.8550368550369">
            <text:p>36,8550368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[.C408]/[.A408]" office:value-type="float" office:value="36.7647058823529">
            <text:p>36,764705882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[.C409]/[.A409]" office:value-type="float" office:value="36.6748166259169">
            <text:p>36,674816625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[.C410]/[.A410]" office:value-type="float" office:value="36.5853658536585">
            <text:p>36,58536585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[.C411]/[.A411]" office:value-type="float" office:value="36.4963503649635">
            <text:p>36,4963503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[.C412]/[.A412]" office:value-type="float" office:value="36.4077669902913">
            <text:p>36,40776699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[.C413]/[.A413]" office:value-type="float" office:value="36.319612590799">
            <text:p>36,31961259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[.C414]/[.A414]" office:value-type="float" office:value="36.231884057971">
            <text:p>36,2318840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[.C415]/[.A415]" office:value-type="float" office:value="36.144578313253">
            <text:p>36,14457831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C416]/[.A416]" office:value-type="float" office:value="36.0576923076923">
            <text:p>36,05769230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[.C417]/[.A417]" office:value-type="float" office:value="35.9712230215827">
            <text:p>35,97122302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[.C418]/[.A418]" office:value-type="float" office:value="35.8851674641148">
            <text:p>35,885167464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[.C419]/[.A419]" office:value-type="float" office:value="35.799522673031">
            <text:p>35,7995226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[.C420]/[.A420]" office:value-type="float" office:value="35.7142857142857">
            <text:p>35,714285714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[.C421]/[.A421]" office:value-type="float" office:value="35.6294536817102">
            <text:p>35,62945368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[.C422]/[.A422]" office:value-type="float" office:value="35.5450236966825">
            <text:p>35,5450236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[.C423]/[.A423]" office:value-type="float" office:value="35.4609929078014">
            <text:p>35,46099290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[.C424]/[.A424]" office:value-type="float" office:value="35.377358490566">
            <text:p>35,37735849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[.C425]/[.A425]" office:value-type="float" office:value="35.2941176470588">
            <text:p>35,29411764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[.C426]/[.A426]" office:value-type="float" office:value="35.2112676056338">
            <text:p>35,211267605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[.C427]/[.A427]" office:value-type="float" office:value="35.1288056206089">
            <text:p>35,128805620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[.C428]/[.A428]" office:value-type="float" office:value="35.0467289719626">
            <text:p>35,0467289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[.C429]/[.A429]" office:value-type="float" office:value="34.965034965035">
            <text:p>34,96503496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[.C430]/[.A430]" office:value-type="float" office:value="34.8837209302326">
            <text:p>34,88372093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[.C431]/[.A431]" office:value-type="float" office:value="34.8027842227378">
            <text:p>34,802784222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[.C432]/[.A432]" office:value-type="float" office:value="34.7222222222222">
            <text:p>34,72222222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[.C433]/[.A433]" office:value-type="float" office:value="34.6420323325635">
            <text:p>34,642032332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[.C434]/[.A434]" office:value-type="float" office:value="34.5622119815668">
            <text:p>34,56221198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[.C435]/[.A435]" office:value-type="float" office:value="34.4827586206897">
            <text:p>34,48275862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[.C436]/[.A436]" office:value-type="float" office:value="34.4036697247706">
            <text:p>34,403669724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[.C437]/[.A437]" office:value-type="float" office:value="34.324942791762">
            <text:p>34,3249427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[.C438]/[.A438]" office:value-type="float" office:value="34.2465753424658">
            <text:p>34,24657534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[.C439]/[.A439]" office:value-type="float" office:value="34.1685649202733">
            <text:p>34,1685649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[.C440]/[.A440]" office:value-type="float" office:value="34.0909090909091">
            <text:p>34,09090909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[.C441]/[.A441]" office:value-type="float" office:value="34.0136054421769">
            <text:p>34,01360544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[.C442]/[.A442]" office:value-type="float" office:value="33.9366515837104">
            <text:p>33,936651583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[.C443]/[.A443]" office:value-type="float" office:value="33.8600451467269">
            <text:p>33,86004514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[.C444]/[.A444]" office:value-type="float" office:value="33.7837837837838">
            <text:p>33,783783783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[.C445]/[.A445]" office:value-type="float" office:value="33.7078651685393">
            <text:p>33,70786516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[.C446]/[.A446]" office:value-type="float" office:value="33.6322869955157">
            <text:p>33,632286995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[.C447]/[.A447]" office:value-type="float" office:value="33.5570469798658">
            <text:p>33,557046979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C448]/[.A448]" office:value-type="float" office:value="33.4821428571429">
            <text:p>33,48214285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[.C449]/[.A449]" office:value-type="float" office:value="33.4075723830735">
            <text:p>33,40757238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[.C450]/[.A450]" office:value-type="float" office:value="33.3333333333333">
            <text:p>33,33333333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[.C451]/[.A451]" office:value-type="float" office:value="33.2594235033259">
            <text:p>33,259423503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[.C452]/[.A452]" office:value-type="float" office:value="33.1858407079646">
            <text:p>33,18584070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[.C453]/[.A453]" office:value-type="float" office:value="33.1125827814569">
            <text:p>33,11258278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[.C454]/[.A454]" office:value-type="float" office:value="33.0396475770925">
            <text:p>33,039647577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[.C455]/[.A455]" office:value-type="float" office:value="32.967032967033">
            <text:p>32,9670329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[.C456]/[.A456]" office:value-type="float" office:value="32.8947368421053">
            <text:p>32,8947368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[.C457]/[.A457]" office:value-type="float" office:value="32.8227571115974">
            <text:p>32,822757111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[.C458]/[.A458]" office:value-type="float" office:value="32.7510917030568">
            <text:p>32,751091703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[.C459]/[.A459]" office:value-type="float" office:value="32.6797385620915">
            <text:p>32,67973856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[.C460]/[.A460]" office:value-type="float" office:value="32.6086956521739">
            <text:p>32,608695652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[.C461]/[.A461]" office:value-type="float" office:value="32.5379609544469">
            <text:p>32,537960954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[.C462]/[.A462]" office:value-type="float" office:value="32.4675324675325">
            <text:p>32,467532467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[.C463]/[.A463]" office:value-type="float" office:value="32.3974082073434">
            <text:p>32,397408207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[.C464]/[.A464]" office:value-type="float" office:value="32.3275862068966">
            <text:p>32,32758620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[.C465]/[.A465]" office:value-type="float" office:value="32.258064516129">
            <text:p>32,258064516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[.C466]/[.A466]" office:value-type="float" office:value="32.1888412017167">
            <text:p>32,18884120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[.C467]/[.A467]" office:value-type="float" office:value="32.1199143468951">
            <text:p>32,11991434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[.C468]/[.A468]" office:value-type="float" office:value="32.0512820512821">
            <text:p>32,051282051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[.C469]/[.A469]" office:value-type="float" office:value="31.9829424307036">
            <text:p>31,982942430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[.C470]/[.A470]" office:value-type="float" office:value="31.9148936170213">
            <text:p>31,91489361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[.C471]/[.A471]" office:value-type="float" office:value="31.8471337579618">
            <text:p>31,8471337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[.C472]/[.A472]" office:value-type="float" office:value="31.7796610169492">
            <text:p>31,779661016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[.C473]/[.A473]" office:value-type="float" office:value="31.7124735729387">
            <text:p>31,712473572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[.C474]/[.A474]" office:value-type="float" office:value="31.6455696202532">
            <text:p>31,64556962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[.C475]/[.A475]" office:value-type="float" office:value="31.5789473684211">
            <text:p>31,5789473684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[.C476]/[.A476]" office:value-type="float" office:value="31.5126050420168">
            <text:p>31,51260504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[.C477]/[.A477]" office:value-type="float" office:value="31.4465408805031">
            <text:p>31,44654088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[.C478]/[.A478]" office:value-type="float" office:value="31.3807531380753">
            <text:p>31,380753138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[.C479]/[.A479]" office:value-type="float" office:value="31.3152400835073">
            <text:p>31,315240083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C480]/[.A480]" office:value-type="float" office:value="31.25">
            <text:p>31,2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[.C481]/[.A481]" office:value-type="float" office:value="31.1850311850312">
            <text:p>31,18503118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[.C482]/[.A482]" office:value-type="float" office:value="31.1203319502075">
            <text:p>31,120331950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[.C483]/[.A483]" office:value-type="float" office:value="31.055900621118">
            <text:p>31,055900621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[.C484]/[.A484]" office:value-type="float" office:value="30.9917355371901">
            <text:p>30,991735537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[.C485]/[.A485]" office:value-type="float" office:value="30.9278350515464">
            <text:p>30,927835051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[.C486]/[.A486]" office:value-type="float" office:value="30.8641975308642">
            <text:p>30,864197530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[.C487]/[.A487]" office:value-type="float" office:value="30.8008213552361">
            <text:p>30,8008213552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.C488]/[.A488]" office:value-type="float" office:value="30.7377049180328">
            <text:p>30,73770491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[.C489]/[.A489]" office:value-type="float" office:value="30.6748466257669">
            <text:p>30,674846625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[.C490]/[.A490]" office:value-type="float" office:value="30.6122448979592">
            <text:p>30,61224489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[.C491]/[.A491]" office:value-type="float" office:value="30.5498981670061">
            <text:p>30,54989816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[.C492]/[.A492]" office:value-type="float" office:value="30.4878048780488">
            <text:p>30,48780487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[.C493]/[.A493]" office:value-type="float" office:value="30.4259634888438">
            <text:p>30,4259634888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[.C494]/[.A494]" office:value-type="float" office:value="30.3643724696356">
            <text:p>30,3643724696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[.C495]/[.A495]" office:value-type="float" office:value="30.3030303030303">
            <text:p>30,303030303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[.C496]/[.A496]" office:value-type="float" office:value="30.241935483871">
            <text:p>30,2419354839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[.C497]/[.A497]" office:value-type="float" office:value="30.1810865191147">
            <text:p>30,181086519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[.C498]/[.A498]" office:value-type="float" office:value="30.1204819277108">
            <text:p>30,1204819277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[.C499]/[.A499]" office:value-type="float" office:value="30.060120240481">
            <text:p>30,0601202405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C500]/[.A500]" office:value-type="float" office:value="30">
            <text:p>30</text:p>
          </table:table-cell>
          <table:table-cell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3-18T15:00:39.77</dc:date>
    <meta:editing-duration>PT37S</meta:editing-duration>
    <meta:editing-cycles>3</meta:editing-cycles>
    <meta:generator>LibreOffice/3.5$Windows_x86 LibreOffice_project/7e68ba2-a744ebf-1f241b7-c506db1-7d53735</meta:generator>
    <meta:document-statistic meta:table-count="3" meta:cell-count="4500" meta:object-count="0"/>
  </office:meta>
</office:document-meta>
</file>